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a1cd49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4f688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a32b94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a1e103b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officeooo:paragraph-rsid="0927f034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paragraph-rsid="065d0153"/>
    </style:style>
    <style:style style:name="P9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paragraph-rsid="09dfe12f"/>
    </style:style>
    <style:style style:name="P10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paragraph-rsid="0a32b942"/>
    </style:style>
    <style:style style:name="P11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paragraph-rsid="0a3456c7"/>
    </style:style>
    <style:style style:name="P12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Ubuntu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text-properties officeooo:paragraph-rsid="06f5639b"/>
    </style:style>
    <style:style style:name="P18" style:family="paragraph" style:parent-style-name="Standard">
      <style:text-properties officeooo:paragraph-rsid="07be27e1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0" style:family="paragraph" style:parent-style-name="Standard">
      <style:paragraph-properties fo:line-height="100%">
        <style:tab-stops/>
      </style:paragraph-properties>
      <style:text-properties officeooo:paragraph-rsid="0a1e103b"/>
    </style:style>
    <style:style style:name="P21" style:family="paragraph" style:parent-style-name="Standard">
      <style:paragraph-properties fo:line-height="100%">
        <style:tab-stops/>
      </style:paragraph-properties>
      <style:text-properties officeooo:paragraph-rsid="0a1f66c3"/>
    </style:style>
    <style:style style:name="P22" style:family="paragraph" style:parent-style-name="Footnote">
      <style:text-properties officeooo:rsid="0522dfb5" officeooo:paragraph-rsid="0522dfb5"/>
    </style:style>
    <style:style style:name="P23" style:family="paragraph" style:parent-style-name="Footnote">
      <style:text-properties officeooo:paragraph-rsid="04473353"/>
    </style:style>
    <style:style style:name="P24" style:family="paragraph" style:parent-style-name="Footnote">
      <style:text-properties officeooo:rsid="099b52a0" officeooo:paragraph-rsid="099b52a0"/>
    </style:style>
    <style:style style:name="P25" style:family="paragraph" style:parent-style-name="Footnote">
      <style:text-properties officeooo:rsid="099b52a0" officeooo:paragraph-rsid="099c7c5f"/>
    </style:style>
    <style:style style:name="P26" style:family="paragraph" style:parent-style-name="Footnote">
      <style:text-properties officeooo:rsid="050b160e" officeooo:paragraph-rsid="09d362f6"/>
    </style:style>
    <style:style style:name="P27" style:family="paragraph" style:parent-style-name="Footnote">
      <style:text-properties officeooo:rsid="0394a435" officeooo:paragraph-rsid="0a6cdad9"/>
    </style:style>
    <style:style style:name="P28" style:family="paragraph" style:parent-style-name="Footnote">
      <style:text-properties officeooo:paragraph-rsid="0a746bbc"/>
    </style:style>
    <style:style style:name="P29" style:family="paragraph" style:parent-style-name="Footnote">
      <style:text-properties officeooo:rsid="050fa72b" officeooo:paragraph-rsid="09d362f6"/>
    </style:style>
    <style:style style:name="P30" style:family="paragraph" style:parent-style-name="Footnote">
      <style:text-properties officeooo:rsid="043ccc66" officeooo:paragraph-rsid="0aa756ef"/>
    </style:style>
    <style:style style:name="P3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7636de8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3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officeooo:paragraph-rsid="0ac5ec6a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a0fb0f1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8a63280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927f034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3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77274a0" officeooo:paragraph-rsid="07b616a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 style:list-style-name="L1">
      <style:text-properties officeooo:paragraph-rsid="0a011df0"/>
    </style:style>
    <style:style style:name="P41" style:family="paragraph" style:parent-style-name="Standard" style:list-style-name="L1">
      <style:text-properties officeooo:paragraph-rsid="04f68805"/>
    </style:style>
    <style:style style:name="P42" style:family="paragraph" style:parent-style-name="Standard" style:list-style-name="L1">
      <style:text-properties officeooo:paragraph-rsid="0a0dff8c"/>
    </style:style>
    <style:style style:name="P43" style:family="paragraph" style:parent-style-name="Standard" style:list-style-name="L1">
      <style:text-properties officeooo:paragraph-rsid="0998e165"/>
    </style:style>
    <style:style style:name="P44" style:family="paragraph" style:parent-style-name="Standard" style:list-style-name="L1">
      <style:text-properties officeooo:paragraph-rsid="08904614"/>
    </style:style>
    <style:style style:name="P45" style:family="paragraph" style:parent-style-name="Standard" style:list-style-name="L1">
      <style:text-properties officeooo:paragraph-rsid="09021e44"/>
    </style:style>
    <style:style style:name="P46" style:family="paragraph" style:parent-style-name="Standard" style:list-style-name="L1">
      <style:text-properties officeooo:paragraph-rsid="08bfd553"/>
    </style:style>
    <style:style style:name="P47" style:family="paragraph" style:parent-style-name="Standard" style:list-style-name="L1">
      <style:text-properties officeooo:paragraph-rsid="08a97ed1"/>
    </style:style>
    <style:style style:name="P48" style:family="paragraph" style:parent-style-name="Standard" style:list-style-name="L1">
      <style:text-properties officeooo:paragraph-rsid="08972bb8"/>
    </style:style>
    <style:style style:name="P49" style:family="paragraph" style:parent-style-name="Standard" style:list-style-name="L1">
      <style:text-properties officeooo:paragraph-rsid="0898c391"/>
    </style:style>
    <style:style style:name="P50" style:family="paragraph" style:parent-style-name="Standard" style:list-style-name="L1">
      <style:text-properties officeooo:paragraph-rsid="07472ed2"/>
    </style:style>
    <style:style style:name="P51" style:family="paragraph" style:parent-style-name="Standard" style:list-style-name="L1">
      <style:text-properties officeooo:paragraph-rsid="050aa1f1"/>
    </style:style>
    <style:style style:name="P52" style:family="paragraph" style:parent-style-name="Standard" style:list-style-name="L1">
      <style:text-properties officeooo:paragraph-rsid="0a12b9e1"/>
    </style:style>
    <style:style style:name="P53" style:family="paragraph" style:parent-style-name="Standard" style:list-style-name="L1">
      <style:text-properties officeooo:paragraph-rsid="0a0f7b62"/>
    </style:style>
    <style:style style:name="P54" style:family="paragraph" style:parent-style-name="Standard" style:list-style-name="L1">
      <style:text-properties officeooo:paragraph-rsid="09ff838b"/>
    </style:style>
    <style:style style:name="P55" style:family="paragraph" style:parent-style-name="Standard" style:list-style-name="L1">
      <style:text-properties officeooo:paragraph-rsid="0a0f8417"/>
    </style:style>
    <style:style style:name="P56" style:family="paragraph" style:parent-style-name="Standard" style:list-style-name="L1">
      <style:text-properties officeooo:paragraph-rsid="0811b6ec"/>
    </style:style>
    <style:style style:name="P57" style:family="paragraph" style:parent-style-name="Standard" style:list-style-name="L1">
      <style:text-properties officeooo:paragraph-rsid="092f58c4"/>
    </style:style>
    <style:style style:name="P58" style:family="paragraph" style:parent-style-name="Standard" style:list-style-name="L1">
      <style:text-properties officeooo:paragraph-rsid="08c2f5d4"/>
    </style:style>
    <style:style style:name="P59" style:family="paragraph" style:parent-style-name="Standard" style:list-style-name="L1">
      <style:text-properties style:font-name="Ubuntu" fo:font-size="12pt" officeooo:rsid="01c83610" officeooo:paragraph-rsid="04f68805" style:font-size-asian="12pt" style:font-size-complex="12pt"/>
    </style:style>
    <style:style style:name="P60" style:family="paragraph" style:parent-style-name="Standard" style:list-style-name="L2">
      <style:text-properties officeooo:paragraph-rsid="0ac2ad4e"/>
    </style:style>
    <style:style style:name="P61" style:family="paragraph" style:parent-style-name="Standard" style:list-style-name="L3">
      <style:text-properties officeooo:paragraph-rsid="0aa22853"/>
    </style:style>
    <style:style style:name="P62" style:family="paragraph" style:parent-style-name="Standard" style:list-style-name="L1">
      <style:text-properties fo:color="#000000" style:font-name="Ubuntu" fo:font-size="12pt" officeooo:paragraph-rsid="04f68805" style:font-size-asian="12pt" style:font-size-complex="12pt"/>
    </style:style>
    <style:style style:name="P63" style:family="paragraph" style:parent-style-name="Standard" style:list-style-name="L5">
      <style:text-properties officeooo:paragraph-rsid="0ad0304c"/>
    </style:style>
    <style:style style:name="P64" style:family="paragraph" style:parent-style-name="Standard" style:list-style-name="L6">
      <style:text-properties officeooo:paragraph-rsid="0aac5163"/>
    </style:style>
    <style:style style:name="P65" style:family="paragraph" style:parent-style-name="Standard" style:list-style-name="L7">
      <style:text-properties officeooo:paragraph-rsid="0ac82ad2"/>
    </style:style>
    <style:style style:name="P66" style:family="paragraph" style:parent-style-name="Standard" style:list-style-name="L8">
      <style:text-properties officeooo:paragraph-rsid="0aafcc4c"/>
    </style:style>
    <style:style style:name="P67" style:family="paragraph" style:parent-style-name="Standard" style:list-style-name="L9">
      <style:text-properties officeooo:paragraph-rsid="0abadf2e"/>
    </style:style>
    <style:style style:name="P68" style:family="paragraph" style:parent-style-name="Standard" style:list-style-name="L10">
      <style:text-properties officeooo:paragraph-rsid="0ab0c987"/>
    </style:style>
    <style:style style:name="P69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normal" officeooo:rsid="077274a0" officeooo:paragraph-rsid="09eca09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officeooo:rsid="01c83610" style:font-size-asian="12pt" style:font-size-complex="12pt"/>
    </style:style>
    <style:style style:name="T3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Ubuntu" fo:font-size="12pt" fo:font-style="normal" officeooo:rsid="00bddfbe" style:font-size-asian="12pt" style:font-size-complex="12pt"/>
    </style:style>
    <style:style style:name="T6" style:family="text">
      <style:text-properties style:font-name="Ubuntu" fo:font-size="11pt" style:font-size-asian="11pt" style:font-size-complex="11pt"/>
    </style:style>
    <style:style style:name="T7" style:family="text">
      <style:text-properties style:font-name="Ubuntu" fo:font-size="10pt" officeooo:rsid="0ac73016" style:font-size-asian="10pt" style:font-size-complex="10pt"/>
    </style:style>
    <style:style style:name="T8" style:family="text">
      <style:text-properties style:font-name="Ubuntu" officeooo:rsid="059284c3"/>
    </style:style>
    <style:style style:name="T9" style:family="text">
      <style:text-properties style:font-name="Ubuntu" fo:font-weight="bold" officeooo:rsid="059284c3" style:font-weight-asian="bold" style:font-weight-complex="bold"/>
    </style:style>
    <style:style style:name="T10" style:family="text">
      <style:text-properties style:font-name="Ubuntu" fo:font-weight="bold" officeooo:rsid="05a93325" style:font-weight-asian="bold" style:font-weight-complex="bold"/>
    </style:style>
    <style:style style:name="T11" style:family="text">
      <style:text-properties style:font-name="Ubuntu" fo:font-weight="bold" officeooo:rsid="06181b20" style:font-weight-asian="bold" style:font-weight-complex="bold"/>
    </style:style>
    <style:style style:name="T12" style:family="text">
      <style:text-properties style:font-name="Ubuntu" fo:font-weight="bold" officeooo:rsid="06234873" style:font-weight-asian="bold" style:font-weight-complex="bold"/>
    </style:style>
    <style:style style:name="T13" style:family="text">
      <style:text-properties style:font-name="Ubuntu" fo:font-weight="bold" officeooo:rsid="09ccb699" style:font-weight-asian="bold" style:font-weight-complex="bold"/>
    </style:style>
    <style:style style:name="T14" style:family="text">
      <style:text-properties style:font-name="Ubuntu" fo:font-weight="bold" officeooo:rsid="09ce66c2" style:font-weight-asian="bold" style:font-weight-complex="bold"/>
    </style:style>
    <style:style style:name="T15" style:family="text">
      <style:text-properties style:font-name="Ubuntu" fo:font-weight="bold" officeooo:rsid="0a456a44" style:font-weight-asian="bold" style:font-weight-complex="bold"/>
    </style:style>
    <style:style style:name="T16" style:family="text">
      <style:text-properties style:font-name="Ubuntu" fo:font-weight="bold" officeooo:rsid="0a756d2a" style:font-weight-asian="bold" style:font-weight-complex="bold"/>
    </style:style>
    <style:style style:name="T17" style:family="text">
      <style:text-properties style:font-name="Ubuntu" fo:font-weight="bold" officeooo:rsid="0a7625d8" style:font-weight-asian="bold" style:font-weight-complex="bold"/>
    </style:style>
    <style:style style:name="T18" style:family="text">
      <style:text-properties style:font-name="Ubuntu" fo:font-weight="bold" officeooo:rsid="0abfc2b8" style:font-weight-asian="bold" style:font-weight-complex="bold"/>
    </style:style>
    <style:style style:name="T19" style:family="text">
      <style:text-properties style:font-name="Ubuntu" fo:font-weight="normal" officeooo:rsid="059284c3" style:font-weight-asian="normal" style:font-weight-complex="normal"/>
    </style:style>
    <style:style style:name="T20" style:family="text">
      <style:text-properties style:font-name="Ubuntu" fo:font-weight="normal" officeooo:rsid="06234873" style:font-weight-asian="normal" style:font-weight-complex="normal"/>
    </style:style>
    <style:style style:name="T21" style:family="text">
      <style:text-properties style:font-name="Ubuntu" fo:font-weight="normal" officeooo:rsid="07d64d6d" style:font-weight-asian="normal" style:font-weight-complex="normal"/>
    </style:style>
    <style:style style:name="T22" style:family="text">
      <style:text-properties style:font-name="Ubuntu" fo:font-weight="normal" officeooo:rsid="09b9f783" style:font-weight-asian="normal" style:font-weight-complex="normal"/>
    </style:style>
    <style:style style:name="T23" style:family="text">
      <style:text-properties style:font-name="Ubuntu" fo:font-weight="normal" officeooo:rsid="0554f672" style:font-weight-asian="normal" style:font-weight-complex="normal"/>
    </style:style>
    <style:style style:name="T24" style:family="text">
      <style:text-properties style:font-name="Ubuntu" fo:font-weight="normal" officeooo:rsid="0a553f2a" style:font-weight-asian="normal" style:font-weight-complex="normal"/>
    </style:style>
    <style:style style:name="T25" style:family="text">
      <style:text-properties style:font-name="Ubuntu" fo:font-weight="normal" officeooo:rsid="0a553fff" style:font-weight-asian="normal" style:font-weight-complex="normal"/>
    </style:style>
    <style:style style:name="T26" style:family="text">
      <style:text-properties style:font-name="Ubuntu" fo:font-weight="normal" officeooo:rsid="0a57c963" style:font-weight-asian="normal" style:font-weight-complex="normal"/>
    </style:style>
    <style:style style:name="T27" style:family="text">
      <style:text-properties style:font-name="Ubuntu" officeooo:rsid="091af4fe"/>
    </style:style>
    <style:style style:name="T28" style:family="text">
      <style:text-properties fo:language="nl" fo:country="NL" style:language-asian="nl" style:country-asian="NL"/>
    </style:style>
    <style:style style:name="T29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officeooo:rsid="02f99a6c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7274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6328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16a3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b1624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ae226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ae2db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5c90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76676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7ba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88096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8ad57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9d14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9e7c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a0c48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a1cc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778a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9d5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c2ad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c82ad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cb5fa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8cc19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0ffa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c54d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c730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23cd8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75206e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872c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a4e0a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b05f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a5cf9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167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168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169" style:family="text">
      <style:text-properties fo:color="#000000" style:text-line-through-style="none" style:text-line-through-type="none" style:font-name="Ubuntu" fo:font-size="12pt" style:text-underline-style="none" officeooo:rsid="0ac5ec6a" style:font-size-asian="12pt" style:font-size-complex="12pt"/>
    </style:style>
    <style:style style:name="T17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9284c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6a5a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d27db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9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59284c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ad27db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606216d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684645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6b8e052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883d157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a544fcd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a5ec160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9d06bc7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9dd5aba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56a44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7625d8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bfc2b8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a544fcd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a554a1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a57147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8a6328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04804ae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976676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98685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98ad57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99887d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998a4f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97baef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9a1cc1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988096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9a0c48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a1ae74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544fc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59284c3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71b704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756d2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7625d8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03acbac" fo:background-color="transparent" loext:char-shading-value="0" style:font-name-asian="Ubuntu4" style:font-size-asian="10pt" style:language-asian="nl" style:country-asian="NL" style:font-style-asian="normal" style:font-weight-asian="normal" style:font-name-complex="Ubuntu4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style:font-name="Ubuntu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style:font-name="Ubuntu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Ubuntu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Ubuntu" fo:font-size="12pt" fo:language="nl" fo:country="NL" fo:font-weight="normal" officeooo:rsid="0527244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Ubuntu" fo:font-size="12pt" fo:language="nl" fo:country="NL" fo:font-weight="normal" officeooo:rsid="0526a1f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style:font-name="Ubuntu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style:font-name="Ubuntu" fo:font-size="12pt" fo:language="nl" fo:country="NL" fo:font-style="normal" fo:font-weight="normal" officeooo:rsid="0a1e10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9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0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2" style:family="text">
      <style:text-properties fo:color="#000000" style:font-name="Ubuntu" fo:font-size="12pt" style:text-underline-style="none" fo:font-weight="normal" style:font-size-asian="12pt" style:font-weight-asian="normal" style:font-size-complex="12pt" style:font-weight-complex="normal"/>
    </style:style>
    <style:style style:name="T283" style:family="text">
      <style:text-properties fo:color="#000000" style:font-name="Ubuntu" fo:font-size="12pt" style:text-underline-style="none" officeooo:rsid="057e0008" style:font-size-asian="12pt" style:font-size-complex="12pt"/>
    </style:style>
    <style:style style:name="T284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285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286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287" style:family="text">
      <style:text-properties fo:color="#000000" style:font-name="Ubuntu" fo:font-size="12pt" style:text-underline-style="none" officeooo:rsid="050aa1f1" style:font-size-asian="12pt" style:font-size-complex="12pt"/>
    </style:style>
    <style:style style:name="T288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289" style:family="text">
      <style:text-properties fo:color="#000000" style:font-name="Ubuntu" fo:font-size="12pt" style:font-size-asian="12pt" style:font-size-complex="12pt"/>
    </style:style>
    <style:style style:name="T290" style:family="text">
      <style:text-properties fo:color="#000000" style:font-name="Ubuntu" fo:font-size="12pt" officeooo:rsid="004804ae" style:font-size-asian="12pt" style:font-size-complex="12pt"/>
    </style:style>
    <style:style style:name="T291" style:family="text">
      <style:text-properties fo:color="#000000" style:font-name="Ubuntu" fo:font-size="12pt" officeooo:rsid="01657261" style:font-size-asian="12pt" style:font-size-complex="12pt"/>
    </style:style>
    <style:style style:name="T292" style:family="text">
      <style:text-properties fo:color="#000000" style:font-name="Ubuntu" fo:font-size="12pt" officeooo:rsid="0382ccb7" style:font-size-asian="12pt" style:font-size-complex="12pt"/>
    </style:style>
    <style:style style:name="T293" style:family="text">
      <style:text-properties fo:color="#000000" style:font-name="Ubuntu" fo:font-size="12pt" officeooo:rsid="03045141" style:font-size-asian="12pt" style:font-size-complex="12pt"/>
    </style:style>
    <style:style style:name="T294" style:family="text">
      <style:text-properties fo:color="#000000" style:font-name="Ubuntu" fo:font-size="12pt" officeooo:rsid="0305e7c0" style:font-size-asian="12pt" style:font-size-complex="12pt"/>
    </style:style>
    <style:style style:name="T295" style:family="text">
      <style:text-properties fo:color="#000000" style:text-underline-style="none" officeooo:rsid="0588721b" style:font-size-asian="12pt" style:font-size-complex="12pt"/>
    </style:style>
    <style:style style:name="T296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7" style:family="text">
      <style:text-properties style:text-line-through-style="none" style:text-line-through-type="none" style:font-name="Ubuntu" fo:font-size="12pt" style:text-underline-style="none" fo:font-weight="normal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Ubuntu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Ubuntu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Ubuntu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Ubuntu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Ubuntu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Ubuntu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Ubuntu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Ubuntu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Ubuntu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Ubuntu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Ubuntu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Ubuntu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Ubuntu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Ubuntu" fo:font-size="12pt" style:text-underline-style="none" fo:font-weight="normal" officeooo:rsid="0894475e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Ubuntu" fo:font-size="12pt" style:text-underline-style="none" fo:font-weight="normal" officeooo:rsid="0895525b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Ubuntu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Ubuntu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Ubuntu" fo:font-size="12pt" style:text-underline-style="none" fo:font-weight="normal" officeooo:rsid="097e6e95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Ubuntu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Ubuntu" fo:font-size="12pt" style:text-underline-style="none" fo:font-weight="normal" officeooo:rsid="09a9676b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Ubuntu" fo:font-size="12pt" style:text-underline-style="none" fo:font-weight="normal" officeooo:rsid="05960b2f" style:font-name-asian="DejaVu Sans1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Ubuntu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Ubuntu" fo:font-size="12pt" style:text-underline-style="none" style:font-size-asian="12pt" style:font-size-complex="12pt"/>
    </style:style>
    <style:style style:name="T321" style:family="text">
      <style:text-properties style:text-line-through-style="none" style:text-line-through-type="none" style:font-name="Ubuntu" fo:font-size="12pt" style:text-underline-style="none" officeooo:rsid="0055eeeb" style:font-size-asian="12pt" style:font-size-complex="12pt"/>
    </style:style>
    <style:style style:name="T322" style:family="text">
      <style:text-properties style:text-line-through-style="none" style:text-line-through-type="none" style:font-name="Ubuntu" fo:font-size="12pt" style:text-underline-style="none" officeooo:rsid="0015c265" style:font-size-asian="12pt" style:font-size-complex="12pt"/>
    </style:style>
    <style:style style:name="T323" style:family="text">
      <style:text-properties style:text-line-through-style="none" style:text-line-through-type="none" style:font-name="Ubuntu" fo:font-size="12pt" style:text-underline-style="none" officeooo:rsid="05789dad" style:font-size-asian="12pt" style:font-size-complex="12pt"/>
    </style:style>
    <style:style style:name="T324" style:family="text">
      <style:text-properties style:text-line-through-style="none" style:text-line-through-type="none" style:font-name="Ubuntu" fo:font-size="12pt" style:text-underline-style="none" officeooo:rsid="00bddfbe" style:font-size-asian="12pt" style:font-size-complex="12pt"/>
    </style:style>
    <style:style style:name="T325" style:family="text">
      <style:text-properties style:text-line-through-style="none" style:text-line-through-type="none" style:font-name="Ubuntu" fo:font-size="12pt" style:text-underline-style="none" officeooo:rsid="057a5164" style:font-size-asian="12pt" style:font-size-complex="12pt"/>
    </style:style>
    <style:style style:name="T326" style:family="text">
      <style:text-properties style:text-line-through-style="none" style:text-line-through-type="none" style:font-name="Ubuntu" fo:font-size="12pt" style:text-underline-style="none" officeooo:rsid="0353fa6c" style:font-size-asian="12pt" style:font-size-complex="12pt"/>
    </style:style>
    <style:style style:name="T327" style:family="text">
      <style:text-properties style:text-line-through-style="none" style:text-line-through-type="none" style:font-name="Ubuntu" fo:font-size="12pt" style:text-underline-style="none" officeooo:rsid="0371cd02" style:font-size-asian="12pt" style:font-size-complex="12pt"/>
    </style:style>
    <style:style style:name="T328" style:family="text">
      <style:text-properties style:text-line-through-style="none" style:text-line-through-type="none" style:font-name="Ubuntu" fo:font-size="12pt" style:text-underline-style="none" officeooo:rsid="06a75228" style:font-size-asian="12pt" style:font-size-complex="12pt"/>
    </style:style>
    <style:style style:name="T329" style:family="text">
      <style:text-properties style:text-line-through-style="none" style:text-line-through-type="none" style:font-name="Ubuntu" fo:font-size="12pt" style:text-underline-style="none" officeooo:rsid="0895525b" style:font-size-asian="12pt" style:font-size-complex="12pt"/>
    </style:style>
    <style:style style:name="T330" style:family="text">
      <style:text-properties style:text-line-through-style="none" style:text-line-through-type="none" style:font-name="Ubuntu" fo:font-size="12pt" fo:language="nl" fo:country="NL" fo:font-style="normal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32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33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34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35" style:family="text">
      <style:text-properties style:text-line-through-style="none" style:text-line-through-type="none" fo:language="nl" fo:country="NL" fo:font-style="normal" fo:font-weight="normal" officeooo:rsid="0982fcef" fo:background-color="transparent" loext:char-shading-value="0" style:font-name-asian="DejaVu Sans1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style:use-window-font-color="true"/>
    </style:style>
    <style:style style:name="T337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style:font-name="Ubuntu" fo:font-size="12pt" fo:language="nl" fo:country="NL" officeooo:rsid="0a32b942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Ubuntu" fo:font-size="12pt" fo:language="nl" fo:country="NL" officeooo:rsid="0a3456c7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Ubuntu" fo:font-size="12pt" fo:language="nl" fo:country="N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Ubuntu" fo:font-size="12pt" fo:language="nl" fo:country="NL" fo:font-weight="normal" officeooo:rsid="09dfe12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Ubuntu" fo:font-size="12pt" fo:language="nl" fo:country="NL" fo:font-weight="normal" officeooo:rsid="0a35ce0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style:use-window-font-color="true" style:font-name="Ubuntu" fo:font-size="12pt" fo:language="nl" fo:country="NL" fo:font-weight="normal" officeooo:rsid="0a374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style:font-name="Ubuntu" fo:font-size="12pt" fo:language="nl" fo:country="NL" fo:font-style="normal" officeooo:rsid="065d015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font-name="Ubuntu" fo:font-size="12pt" fo:language="nl" fo:country="NL" fo:font-style="normal" officeooo:rsid="066184e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style:font-name="Ubuntu" fo:font-size="12pt" fo:language="nl" fo:country="NL" fo:font-style="normal" officeooo:rsid="0a3456c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style:font-name="Ubuntu" fo:font-size="12pt" fo:language="nl" fo:country="NL" fo:font-style="normal" officeooo:rsid="0a35ce0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font-name="Ubuntu" fo:font-size="12pt" fo:language="nl" fo:country="NL" fo:font-style="normal" officeooo:rsid="0ac1500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style:font-name="Ubuntu" fo:font-size="12pt" fo:language="nl" fo:country="NL" style:text-underline-style="dotted" style:text-underline-width="auto" style:text-underline-color="font-color" fo:font-weight="normal" officeooo:rsid="09dfe12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65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66" style:family="text">
      <style:text-properties style:use-window-font-color="true" fo:language="nl" fo:country="NL" officeooo:rsid="0a3456c7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fo:language="nl" fo:country="NL" officeooo:rsid="0a35ce09" style:font-size-asian="12pt" style:language-asian="nl" style:country-asian="NL" style:font-name-complex="Bitstream Vera Sans" style:font-size-complex="12pt"/>
    </style:style>
    <style:style style:name="T368" style:family="text">
      <style:text-properties style:use-window-font-color="true" fo:language="nl" fo:country="NL" officeooo:rsid="0ac15006" style:font-size-asian="12pt" style:language-asian="nl" style:country-asian="NL" style:font-name-complex="Bitstream Vera Sans" style:font-size-complex="12pt"/>
    </style:style>
    <style:style style:name="T369" style:family="text">
      <style:text-properties style:use-window-font-color="true" officeooo:rsid="047da547"/>
    </style:style>
    <style:style style:name="T370" style:family="text">
      <style:text-properties fo:font-size="12pt" style:font-size-asian="12pt" style:font-size-complex="12pt"/>
    </style:style>
    <style:style style:name="T371" style:family="text">
      <style:text-properties fo:font-size="12pt" officeooo:rsid="02eddb5a" style:font-size-asian="12pt" style:font-size-complex="12pt"/>
    </style:style>
    <style:style style:name="T372" style:family="text">
      <style:text-properties fo:font-size="12pt" officeooo:rsid="064c9632" style:font-size-asian="12pt" style:font-size-complex="12pt"/>
    </style:style>
    <style:style style:name="T373" style:family="text">
      <style:text-properties officeooo:rsid="047fb57c"/>
    </style:style>
    <style:style style:name="T374" style:family="text">
      <style:text-properties officeooo:rsid="047da547"/>
    </style:style>
    <style:style style:name="T375" style:family="text">
      <style:text-properties style:font-size-asian="12pt" style:font-size-complex="12pt"/>
    </style:style>
    <style:style style:name="T376" style:family="text">
      <style:text-properties officeooo:rsid="0462b983" style:font-size-asian="12pt" style:font-size-complex="12pt"/>
    </style:style>
    <style:style style:name="T377" style:family="text">
      <style:text-properties officeooo:rsid="01657261" style:font-size-asian="12pt" style:font-size-complex="12pt"/>
    </style:style>
    <style:style style:name="T378" style:family="text">
      <style:text-properties officeooo:rsid="00bddfbe" style:font-size-asian="12pt" style:font-size-complex="12pt"/>
    </style:style>
    <style:style style:name="T379" style:family="text">
      <style:text-properties officeooo:rsid="04473353"/>
    </style:style>
    <style:style style:name="T380" style:family="text">
      <style:text-properties officeooo:rsid="059284c3"/>
    </style:style>
    <style:style style:name="T381" style:family="text">
      <style:text-properties fo:font-weight="normal" style:font-weight-asian="normal" style:font-weight-complex="normal"/>
    </style:style>
    <style:style style:name="T382" style:family="text">
      <style:text-properties fo:font-weight="normal" officeooo:rsid="059284c3" style:font-weight-asian="normal" style:font-weight-complex="normal"/>
    </style:style>
    <style:style style:name="T383" style:family="text">
      <style:text-properties fo:font-weight="normal" officeooo:rsid="0a57c963" style:font-weight-asian="normal" style:font-weight-complex="normal"/>
    </style:style>
    <style:style style:name="T384" style:family="text">
      <style:text-properties officeooo:rsid="06049971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officeooo:rsid="059284c3" style:font-weight-asian="bold" style:font-weight-complex="bold"/>
    </style:style>
    <style:style style:name="T387" style:family="text">
      <style:text-properties fo:font-weight="bold" officeooo:rsid="0a75a5cd" style:font-weight-asian="bold" style:font-weight-complex="bold"/>
    </style:style>
    <style:style style:name="T388" style:family="text">
      <style:text-properties fo:font-weight="bold" officeooo:rsid="0a8a64a1" style:font-weight-asian="bold" style:font-weight-complex="bold"/>
    </style:style>
    <style:style style:name="T389" style:family="text">
      <style:text-properties fo:font-weight="bold" officeooo:rsid="0a8b9f97" style:font-weight-asian="bold" style:font-weight-complex="bold"/>
    </style:style>
    <style:style style:name="T390" style:family="text">
      <style:text-properties fo:font-weight="bold" officeooo:rsid="0a9f3d6f" style:font-weight-asian="bold" style:font-weight-complex="bold"/>
    </style:style>
    <style:style style:name="T391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2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ad13b9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3" style:family="text">
      <style:text-properties officeooo:rsid="0892d3fd" style:font-weight-asian="normal" style:font-size-complex="12pt" style:font-weight-complex="normal"/>
    </style:style>
    <style:style style:name="T394" style:family="text">
      <style:text-properties officeooo:rsid="09a7d94e" style:font-weight-asian="normal" style:font-size-complex="12pt" style:font-weight-complex="normal"/>
    </style:style>
    <style:style style:name="T395" style:family="text">
      <style:text-properties officeooo:rsid="0914746c"/>
    </style:style>
    <style:style style:name="T396" style:family="text">
      <style:text-properties officeooo:rsid="092843b3"/>
    </style:style>
    <style:style style:name="T397" style:family="text">
      <style:text-properties officeooo:rsid="050aa1f1"/>
    </style:style>
    <style:style style:name="T398" style:family="text">
      <style:text-properties officeooo:rsid="05903285"/>
    </style:style>
    <style:style style:name="T399" style:family="text">
      <style:text-properties officeooo:rsid="0594b105"/>
    </style:style>
    <style:style style:name="T400" style:family="text">
      <style:text-properties officeooo:rsid="0973d717"/>
    </style:style>
    <style:style style:name="T401" style:family="text">
      <style:text-properties officeooo:rsid="099c0436"/>
    </style:style>
    <style:style style:name="T402" style:family="text">
      <style:text-properties fo:font-size="11pt" style:font-size-asian="11pt" style:font-size-complex="11pt"/>
    </style:style>
    <style:style style:name="T403" style:family="text">
      <style:text-properties fo:font-size="11pt" officeooo:rsid="09ab376a" style:font-size-asian="11pt" style:font-size-complex="11pt"/>
    </style:style>
    <style:style style:name="T404" style:family="text">
      <style:text-properties fo:font-size="11pt" officeooo:rsid="09afb7cf" style:font-size-asian="11pt" style:font-size-complex="11pt"/>
    </style:style>
    <style:style style:name="T405" style:family="text">
      <style:text-properties fo:font-size="10.5pt" style:font-size-asian="10.5pt" style:font-size-complex="10.5pt"/>
    </style:style>
    <style:style style:name="T406" style:family="text">
      <style:text-properties fo:font-size="10.5pt" officeooo:rsid="09ab376a" style:font-size-asian="10.5pt" style:font-size-complex="10.5pt"/>
    </style:style>
    <style:style style:name="T407" style:family="text">
      <style:text-properties fo:font-size="10.5pt" officeooo:rsid="09ae53f2" style:font-size-asian="10.5pt" style:font-size-complex="10.5pt"/>
    </style:style>
    <style:style style:name="T408" style:family="text">
      <style:text-properties fo:font-style="italic" officeooo:rsid="06049971" style:font-style-asian="italic" style:font-style-complex="italic"/>
    </style:style>
    <style:style style:name="T409" style:family="text">
      <style:text-properties officeooo:rsid="0a6341f5"/>
    </style:style>
    <style:style style:name="T410" style:family="text">
      <style:text-properties officeooo:rsid="0a6f0a69"/>
    </style:style>
    <style:style style:name="T411" style:family="text">
      <style:text-properties officeooo:rsid="0a73fa33"/>
    </style:style>
    <style:style style:name="T412" style:family="text">
      <style:text-properties fo:font-size="10pt" officeooo:rsid="06049971" style:font-size-asian="10pt" style:font-size-complex="10pt"/>
    </style:style>
    <style:style style:name="T413" style:family="text">
      <style:text-properties officeooo:rsid="0ac73016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Strong_20_Emphasis"><text:span text:style-name="T265">C</text:span></text:span><text:span text:style-name="Strong_20_Emphasis"><text:span text:style-name="T259">hecklist voor </text:span></text:span><text:span text:style-name="Strong_20_Emphasis"><text:span text:style-name="T260">het</text:span></text:span><text:span text:style-name="Strong_20_Emphasis"><text:span text:style-name="T259"> install</text:span></text:span><text:span text:style-name="Strong_20_Emphasis"><text:span text:style-name="T260">eren</text:span></text:span><text:span text:style-name="Strong_20_Emphasis"><text:span text:style-name="T259"> van </text:span></text:span><text:reference-mark-start text:name="Distributie"/><text:span text:style-name="Strong_20_Emphasis"><text:span text:style-name="T263">Ubuntu</text:span></text:span><text:reference-mark-end text:name="Distributie"/><text:span text:style-name="Strong_20_Emphasis"><text:span text:style-name="T263"> </text:span></text:span><text:reference-mark-start text:name="Versie"/><text:span text:style-name="Strong_20_Emphasis"><text:span text:style-name="T263">1</text:span></text:span><text:span text:style-name="Strong_20_Emphasis"><text:span text:style-name="T268">8.04 LTS</text:span></text:span><text:reference-mark-end text:name="Versie"/><text:span text:style-name="Strong_20_Emphasis"><text:span text:style-name="T261"><text:note text:id="ftn1" text:note-class="footnote"><text:note-citation>1</text:note-citation><text:note-body><text:p text:style-name="P27">Deze versie heeft codenaam Bionic Beaver <text:span text:style-name="T410">(bionic) </text:span>en is een zogenaamde LTS-versie (Long-Term Support, langetermijnondersteuning). <text:s/>Een LTS-versie verschijnt iedere twee <text:span text:style-name="T411">jaar in april (deze in april 2018) </text:span>en wordt vanaf vrijgave <text:span text:style-name="T409">5 jaar </text:span>ondersteund (tot april 202<text:span text:style-name="T400">3</text:span>).</text:p></text:note-body></text:note></text:span></text:span><text:span text:style-name="Strong_20_Emphasis"><text:span text:style-name="T261"> </text:span></text:span><text:reference-mark-start text:name="Editie"/><text:span text:style-name="Strong_20_Emphasis"><text:span text:style-name="T262">desktop</text:span></text:span><text:reference-mark-end text:name="Editie"/><text:span text:style-name="Strong_20_Emphasis"><text:span text:style-name="T264">.</text:span></text:span></text:p>
      <text:p text:style-name="P4"/>
      <text:p text:style-name="P17"><text:span text:style-name="T35">Kijk op</text:span><text:span text:style-name="T259"> </text:span><text:a xlink:type="simple" xlink:href="https://karelzimmer.nl/" text:style-name="Internet_20_link" text:visited-style-name="Visited_20_Internet_20_Link"><text:span text:style-name="Internet_20_link"><text:span text:style-name="T3">karelzimmer.nl</text:span></text:span></text:a><text:span text:style-name="T259"> </text:span><text:span text:style-name="T337">voor</text:span><text:span text:style-name="T338"> </text:span><text:span text:style-name="T339">deze en andere </text:span><text:span text:style-name="T36">checklists, scripts, en overige bestanden.</text:span></text:p>
      <text:p text:style-name="P12"/>
      <text:p text:style-name="P13"/>
      <text:p text:style-name="P2">V<text:span text:style-name="T373">ul de waarden in achter de </text:span><text:span text:style-name="Definition"><text:span text:style-name="T374">schuingedrukte</text:span></text:span> <text:span text:style-name="T374">woorden </text:span><text:span text:style-name="T369">(zie toelichting)</text:span><text:span text:style-name="T374">:</text:span></text:p>
      <text:p text:style-name="P8"><text:span text:style-name="Definition"><text:span text:style-name="T341">g</text:span></text:span><text:span text:style-name="Definition"><text:span text:style-name="T340">ebruiker</text:span></text:span><text:span text:style-name="Definition"><text:span text:style-name="T344"><text:tab/><text:tab/></text:span></text:span><text:span text:style-name="Definition"><text:span text:style-name="T336"> <text:tab/></text:span></text:span><text:span text:style-name="Definition"><text:span text:style-name="T363"> <text:s text:c="62"/></text:span></text:span><text:span text:style-name="Definition"><text:span text:style-name="T348"><text:s/></text:span></text:span><text:span text:style-name="T346">(</text:span><text:span text:style-name="T364">volledige naam, bijv. </text:span><text:span text:style-name="T368">Karel Kamer</text:span><text:span text:style-name="T365">)</text:span></text:p>
      <text:p text:style-name="P9"><text:span text:style-name="Definition"><text:span text:style-name="T341">g</text:span></text:span><text:span text:style-name="Definition"><text:span text:style-name="T340">ebruikersnaam<text:tab/></text:span></text:span><text:span text:style-name="Definition"><text:span text:style-name="T363"> <text:s text:c="62"/></text:span></text:span><text:span text:style-name="Definition"><text:span text:style-name="T348"><text:s/></text:span></text:span><text:span text:style-name="T352">(</text:span><text:span text:style-name="T351">korte naam, bijv</text:span><text:span text:style-name="T354">oorbeeld</text:span><text:span text:style-name="T351"> </text:span><text:span text:style-name="T355">karel</text:span><text:span text:style-name="T352">)</text:span></text:p>
      <text:p text:style-name="P9"><text:span text:style-name="Definition"><text:span text:style-name="T362">c</text:span></text:span><text:span text:style-name="Definition"><text:span text:style-name="T361">omputernaam<text:tab/></text:span></text:span><text:span text:style-name="Definition"><text:span text:style-name="T363"> <text:s text:c="62"/></text:span></text:span><text:span text:style-name="Definition"><text:span text:style-name="T348"><text:s/></text:span></text:span><text:span text:style-name="Definition"><text:span text:style-name="T358">(</text:span></text:span><text:span text:style-name="Definition"><text:span text:style-name="T356">unieke naam van de compute</text:span></text:span><text:span text:style-name="Definition"><text:span text:style-name="T357">r</text:span></text:span><text:span text:style-name="Definition"><text:span text:style-name="T358">)</text:span></text:span></text:p>
      <text:p text:style-name="P9"><text:span text:style-name="Definition"><text:span text:style-name="T341">o</text:span></text:span><text:span text:style-name="Definition"><text:span text:style-name="T340">pstartmenu</text:span></text:span><text:span text:style-name="Definition"><text:span text:style-name="T345"><text:tab/><text:tab/></text:span></text:span><text:span text:style-name="Definition"><text:span text:style-name="T363"> <text:s text:c="62"/></text:span></text:span><text:span text:style-name="Definition"><text:span text:style-name="T348"><text:s/></text:span></text:span><text:span text:style-name="Definition"><text:span text:style-name="T358">(</text:span></text:span><text:span text:style-name="Definition"><text:span text:style-name="T356">to</text:span></text:span><text:span text:style-name="Definition"><text:span text:style-name="T359">ets voor het opstartmedium</text:span></text:span><text:span text:style-name="Definition"><text:span text:style-name="T360">)</text:span></text:span></text:p>
      <text:p text:style-name="P9"><text:span text:style-name="Definition"><text:span text:style-name="T341">i</text:span></text:span><text:span text:style-name="Definition"><text:span text:style-name="T340">nstellingen</text:span></text:span><text:span text:style-name="T345"><text:tab/> <text:tab/></text:span><text:span text:style-name="Definition"><text:span text:style-name="T363"> <text:s text:c="62"/></text:span></text:span><text:span text:style-name="Definition"><text:span text:style-name="T348"><text:s/></text:span></text:span><text:span text:style-name="T346">(</text:span><text:span text:style-name="T347">toets voor het BIOS- </text:span><text:span text:style-name="T350">of</text:span><text:span text:style-name="T349"> </text:span><text:span text:style-name="T347">UEFI-scherm</text:span><text:span text:style-name="T346">)</text:span></text:p>
      <text:p text:style-name="P10"><text:span text:style-name="Definition"><text:span text:style-name="T342">andere </text:span></text:span><text:span text:style-name="Definition"><text:span text:style-name="T341">g</text:span></text:span><text:span text:style-name="Definition"><text:span text:style-name="T340">ebruiker</text:span></text:span><text:span text:style-name="Definition"><text:span text:style-name="T363"> <text:s text:c="62"/></text:span></text:span><text:span text:style-name="Definition"><text:span text:style-name="T348"><text:tab/></text:span></text:span><text:span text:style-name="T346">(</text:span><text:span text:style-name="T364">volledige naam </text:span><text:span text:style-name="T366">evt. andere gebr</text:span><text:span text:style-name="T367">uiker</text:span><text:span text:style-name="T365">)</text:span></text:p>
      <text:p text:style-name="P11"><text:span text:style-name="Definition"><text:span text:style-name="T342">andere </text:span></text:span><text:span text:style-name="Definition"><text:span text:style-name="T341">g</text:span></text:span><text:span text:style-name="Definition"><text:span text:style-name="T343">ebr</text:span></text:span><text:span text:style-name="Definition"><text:span text:style-name="T340">.nm.<text:tab/></text:span></text:span><text:span text:style-name="Definition"><text:span text:style-name="T363"> <text:s text:c="62"/></text:span></text:span><text:span text:style-name="Definition"><text:span text:style-name="T348"><text:s/></text:span></text:span><text:span text:style-name="T352">(</text:span><text:span text:style-name="T351">korte naam </text:span><text:span text:style-name="T353">evt. andere gebr</text:span><text:span text:style-name="T354">uiker</text:span><text:span text:style-name="T352">)</text:span></text:p>
      <text:p text:style-name="P3">Vervang <text:span text:style-name="T395">de</text:span> <text:span text:style-name="Definition"><text:span text:style-name="T374">schuingedrukte</text:span></text:span> <text:span text:style-name="T374">woorden </text:span>in deze checklist door <text:span text:style-name="T374">boven</text:span>staande waarden.</text:p>
      <text:p text:style-name="P1"/>
      <text:p text:style-name="P6"><text:span text:style-name="Strong_20_Emphasis"><text:span text:style-name="T271"/></text:span></text:p>
      <text:p text:style-name="P21"><text:span text:style-name="T37">□ <text:s/></text:span><text:span text:style-name="T273">Nog niet op Linux?<text:tab/></text:span><text:span text:style-name="T296"></text:span><text:span text:style-name="T278"> </text:span><text:span text:style-name="T279">G</text:span><text:span text:style-name="T274">ebruik Checklist migratie op </text:span><text:a xlink:type="simple" xlink:href="https://karelzimer.nl/" text:style-name="Internet_20_link" text:visited-style-name="Visited_20_Internet_20_Link"><text:span text:style-name="Internet_20_link"><text:span text:style-name="T31">karelzimmer.nl</text:span></text:span></text:a><text:span text:style-name="T275"> onder </text:span><text:span text:style-name="T281">Linux</text:span><text:span text:style-name="T276">.</text:span></text:p>
      <text:p text:style-name="P20"><text:span text:style-name="T277">□ <text:s/></text:span><text:span text:style-name="T276">Nieuwe installatie?<text:tab/></text:span><text:span text:style-name="T296"></text:span><text:span text:style-name="T280"> </text:span><text:span text:style-name="T279">B</text:span><text:span text:style-name="T276">egin bij hoofdstuk </text:span><text:span text:style-name="T276"><text:bookmark-ref text:reference-format="page" text:ref-name="__RefNumPara__3993_1260064311">2</text:bookmark-ref></text:span><text:span text:style-name="T276">. </text:span><text:span text:style-name="T276"><text:bookmark-ref text:reference-format="text" text:ref-name="__RefNumPara__3993_1260064311">Installatie uitvoeren</text:bookmark-ref></text:span><text:span text:style-name="T276">.</text:span><text:span text:style-name="T272"><text:line-break/></text:span></text:p>
      <text:p text:style-name="P5"><text:span text:style-name="Strong_20_Emphasis"><text:span text:style-name="T271"/></text:span></text:p>
      <text:list xml:id="list792789007" text:style-name="L1">
        <text:list-item>
          <text:p text:style-name="P40"><text:span text:style-name="T272">Installatie voorbereiden</text:span><text:span text:style-name="T1"><text:line-break/></text:span></text:p>
          <text:list>
            <text:list-item>
              <text:p text:style-name="P41"><text:span text:style-name="T1">Aanmelden als </text:span><text:span text:style-name="Definition"><text:span text:style-name="T375">gebruike</text:span></text:span><text:span text:style-name="Definition"><text:span text:style-name="T376">r</text:span></text:span><text:span text:style-name="Definition"><text:span text:style-name="T376"><text:text-input text:description=""/></text:span></text:span><text:span text:style-name="T2">.</text:span></text:p>
              <text:p text:style-name="P59"/>
            </text:list-item>
          </text:list>
        </text:list-item>
      </text:list>
      <text:list xml:id="list678577609" text:style-name="L2">
        <text:list-item>
          <text:list>
            <text:list-item>
              <text:p text:style-name="P60"><text:span text:style-name="Strong_20_Emphasis"><text:span text:style-name="T108">Installeer</text:span></text:span><text:span text:style-name="Strong_20_Emphasis"><text:span text:style-name="T98"> de scripts via</text:span></text:span><text:span text:style-name="Strong_20_Emphasis"><text:span text:style-name="T98"><text:note text:id="ftn2" text:note-class="footnote"><text:note-citation>2</text:note-citation><text:note-body><text:p text:style-name="P24">Of start het <text:span text:style-name="T385">Terminalv</text:span><text:span text:style-name="T388">e</text:span><text:span text:style-name="T385">nster</text:span> <text:span text:style-name="T401">met</text:span> <text:span text:style-name="T385">Ctrl</text:span> + <text:span text:style-name="T385">Alt</text:span> + <text:span text:style-name="T385">T</text:span> en voer uit: <text:span text:style-name="User_20_Entry"><text:span text:style-name="T406">wget</text:span></text:span><text:span text:style-name="User_20_Entry"><text:span text:style-name="T405"> -</text:span></text:span><text:span text:style-name="User_20_Entry"><text:span text:style-name="T406">O-</text:span></text:span><text:span text:style-name="User_20_Entry"><text:span text:style-name="T405"> karelzimmer.nl/</text:span></text:span><text:span text:style-name="User_20_Entry"><text:span text:style-name="T407">s</text:span></text:span><text:span text:style-name="User_20_Entry"><text:span text:style-name="T405">|bash</text:span></text:span></text:p></text:note-body></text:note></text:span></text:span><text:span text:style-name="Strong_20_Emphasis"><text:span text:style-name="T98"> </text:span></text:span><text:span text:style-name="Strong_20_Emphasis"><text:span text:style-name="T109">het starten van </text:span></text:span><text:span text:style-name="Strong_20_Emphasis"><text:span text:style-name="T116">een</text:span></text:span><text:span text:style-name="Strong_20_Emphasis"><text:span text:style-name="T241"> </text:span></text:span><text:span text:style-name="Strong_20_Emphasis"><text:span text:style-name="T232">webbrowser</text:span></text:span><text:span text:style-name="Strong_20_Emphasis"><text:span text:style-name="T108">, ga naar </text:span></text:span><text:a xlink:type="simple" xlink:href="https://karelzimmer.nl/" text:style-name="Internet_20_link" text:visited-style-name="Visited_20_Internet_20_Link"><text:span text:style-name="Internet_20_link"><text:span text:style-name="T335">karelzimmer.nl</text:span></text:span></text:a><text:span text:style-name="Strong_20_Emphasis"><text:span text:style-name="T108">, klik op </text:span></text:span><text:span text:style-name="Strong_20_Emphasis"><text:span text:style-name="T232">Linux</text:span></text:span><text:span text:style-name="Strong_20_Emphasis"><text:span text:style-name="T108">, </text:span></text:span><text:span text:style-name="Strong_20_Emphasis"><text:span text:style-name="T119">en </text:span></text:span><text:span text:style-name="Strong_20_Emphasis"><text:span text:style-name="T109">klik onder </text:span></text:span><text:span text:style-name="Strong_20_Emphasis"><text:span text:style-name="T237">SCRIPTS</text:span></text:span><text:span text:style-name="Strong_20_Emphasis"><text:span text:style-name="T109"> </text:span></text:span><text:span text:style-name="Strong_20_Emphasis"><text:span text:style-name="T108">op </text:span></text:span><text:span text:style-name="Strong_20_Emphasis"><text:span text:style-name="T233">I</text:span></text:span><text:span text:style-name="Strong_20_Emphasis"><text:span text:style-name="T235">NSTALLEER SCRIPTS</text:span></text:span><text:span text:style-name="Strong_20_Emphasis"><text:span text:style-name="T108">.<text:line-break/></text:span></text:span><text:span text:style-name="Strong_20_Emphasis"><text:span text:style-name="T119">K</text:span></text:span><text:span text:style-name="Strong_20_Emphasis"><text:span text:style-name="T115">ies </text:span></text:span><text:span text:style-name="Strong_20_Emphasis"><text:span text:style-name="T238">O</text:span></text:span><text:span text:style-name="Strong_20_Emphasis"><text:span text:style-name="T239">pen</text:span></text:span><text:span text:style-name="Strong_20_Emphasis"><text:span text:style-name="T238">en</text:span></text:span><text:span text:style-name="Strong_20_Emphasis"><text:span text:style-name="T115"> </text:span></text:span><text:span text:style-name="Strong_20_Emphasis"><text:span text:style-name="T110">met</text:span></text:span><text:span text:style-name="Strong_20_Emphasis"><text:span text:style-name="T232"> Software</text:span></text:span><text:span text:style-name="Strong_20_Emphasis"><text:span text:style-name="T112"> </text:span></text:span><text:span text:style-name="Strong_20_Emphasis"><text:span text:style-name="T119">en </text:span></text:span><text:span text:style-name="Strong_20_Emphasis"><text:span text:style-name="T112">klik op </text:span></text:span><text:span text:style-name="Strong_20_Emphasis"><text:span text:style-name="T233">Installe</text:span></text:span><text:span text:style-name="Strong_20_Emphasis"><text:span text:style-name="T234">r</text:span></text:span><text:span text:style-name="Strong_20_Emphasis"><text:span text:style-name="T233">e</text:span></text:span><text:span text:style-name="Strong_20_Emphasis"><text:span text:style-name="T234">n</text:span></text:span><text:span text:style-name="Strong_20_Emphasis"><text:span text:style-name="T111">.</text:span></text:span></text:p>
            </text:list-item>
          </text:list>
        </text:list-item>
      </text:list>
      <text:list xml:id="list192729288764915" text:continue-list="list792789007" text:style-name="L1">
        <text:list-item>
          <text:list>
            <text:list-item>
              <text:p text:style-name="P42"><text:span text:style-name="Strong_20_Emphasis"><text:span text:style-name="T81">Volg de aanwijzingen op het scherm.</text:span></text:span></text:p>
              <text:p text:style-name="P43"><text:span text:style-name="Strong_20_Emphasis"><text:span text:style-name="T81"/></text:span></text:p>
            </text:list-item>
          </text:list>
        </text:list-item>
      </text:list>
      <text:list xml:id="list2316421405" text:style-name="L3">
        <text:list-item>
          <text:list>
            <text:list-item>
              <text:p text:style-name="P61"><text:span text:style-name="Strong_20_Emphasis"><text:span text:style-name="T84">Bereid de installatie voor via een klik op </text:span></text:span><text:span text:style-name="Strong_20_Emphasis"><text:span text:style-name="T158">Activiteiten</text:span></text:span><text:span text:style-name="Strong_20_Emphasis"><text:span text:style-name="T84"> of </text:span></text:span><text:span text:style-name="Strong_20_Emphasis"><text:span text:style-name="T117">vierkante </text:span></text:span><text:span text:style-name="Strong_20_Emphasis"><text:span text:style-name="T84">raster</text:span></text:span><text:span text:style-name="Strong_20_Emphasis"><text:span text:style-name="T117">knop</text:span></text:span><text:span text:style-name="Strong_20_Emphasis"><text:span text:style-name="T97">,<text:line-break/></text:span></text:span><text:span text:style-name="Strong_20_Emphasis"><text:span text:style-name="T101">typ </text:span></text:span><text:span text:style-name="Strong_20_Emphasis"><text:span text:style-name="T156">men</text:span></text:span><text:span text:style-name="Strong_20_Emphasis"><text:span text:style-name="T97"> </text:span></text:span><text:span text:style-name="Strong_20_Emphasis"><text:span text:style-name="T103">e</text:span></text:span><text:span text:style-name="Strong_20_Emphasis"><text:span text:style-name="T98">n </text:span></text:span><text:span text:style-name="Strong_20_Emphasis"><text:span text:style-name="T99">k</text:span></text:span><text:span text:style-name="Strong_20_Emphasis"><text:span text:style-name="T103">lik op</text:span></text:span><text:span text:style-name="Strong_20_Emphasis"><text:span text:style-name="T98"> </text:span></text:span><text:span text:style-name="Strong_20_Emphasis"><text:span text:style-name="T256"> </text:span></text:span><text:span text:style-name="Strong_20_Emphasis"><text:span text:style-name="T248">Installatiem</text:span></text:span><text:span text:style-name="Strong_20_Emphasis"><text:span text:style-name="T247">enu</text:span></text:span><text:span text:style-name="Strong_20_Emphasis"><text:span text:style-name="T102">.</text:span></text:span></text:p>
            </text:list-item>
          </text:list>
        </text:list-item>
      </text:list>
      <text:list xml:id="list192730116518682" text:continue-list="list192729288764915" text:style-name="L1">
        <text:list-item>
          <text:list>
            <text:list-item>
              <text:p text:style-name="P42"><text:span text:style-name="Strong_20_Emphasis"><text:span text:style-name="T95">K</text:span></text:span><text:span text:style-name="Strong_20_Emphasis"><text:span text:style-name="T88">ie</text:span></text:span><text:span text:style-name="Strong_20_Emphasis"><text:span text:style-name="T86">s</text:span></text:span><text:span text:style-name="Strong_20_Emphasis"><text:span text:style-name="T81"> </text:span></text:span><text:span text:style-name="Strong_20_Emphasis"><text:span text:style-name="T244">1</text:span></text:span><text:span text:style-name="Strong_20_Emphasis"><text:span text:style-name="T205"> </text:span></text:span><text:span text:style-name="Strong_20_Emphasis"><text:span text:style-name="T208"><text:s/></text:span></text:span><text:span text:style-name="Strong_20_Emphasis"><text:span text:style-name="T252">Installatie voorbereiden</text:span></text:span><text:span text:style-name="Strong_20_Emphasis"><text:span text:style-name="T82"><text:note text:id="ftn3" text:note-class="footnote"><text:note-citation>3</text:note-citation><text:note-body><text:p text:style-name="P26"><text:span text:style-name="T380">Of kies </text:span><text:span text:style-name="T387">5</text:span><text:span text:style-name="T382"> </text:span><text:span text:style-name="T383"><text:s/></text:span><text:span text:style-name="T386">Opdrachtenmenu</text:span><text:span text:style-name="T382"> </text:span><text:span text:style-name="T380">en start eerst </text:span><text:span text:style-name="T386">5</text:span><text:span text:style-name="T19"> </text:span><text:span text:style-name="T26"><text:s/></text:span><text:span text:style-name="T10">Applijst maken</text:span><text:span text:style-name="T8"> en </text:span><text:span text:style-name="T27">daarna</text:span><text:span text:style-name="T8"> </text:span><text:span text:style-name="T13">1</text:span><text:span text:style-name="T19"> </text:span><text:span text:style-name="T26"><text:s/></text:span><text:span text:style-name="T9">Back-up maken</text:span><text:span text:style-name="T380">.</text:span></text:p></text:note-body></text:note></text:span></text:span><text:span text:style-name="Strong_20_Emphasis"><text:span text:style-name="T104">.</text:span></text:span></text:p>
            </text:list-item>
            <text:list-item>
              <text:p text:style-name="P42"><text:span text:style-name="Strong_20_Emphasis"><text:span text:style-name="T81">Volg de aanwijzingen op het scherm.</text:span></text:span></text:p>
            </text:list-item>
          </text:list>
        </text:list-item>
        <text:list-item>
          <text:p text:style-name="P69"><text:bookmark-start text:name="__RefNumPara__3993_1260064311"/>Installatie uitvoeren<text:bookmark-end text:name="__RefNumPara__3993_1260064311"/></text:p>
          <text:list>
            <text:list-header>
              <text:p text:style-name="P32"><text:span text:style-name="Strong_20_Emphasis"><text:span text:style-name="T282"/></text:span></text:p>
            </text:list-header>
          </text:list>
        </text:list-item>
      </text:list>
      <text:list xml:id="list1116061203" text:style-name="L4">
        <text:list-item>
          <text:list>
            <text:list-item>
              <text:p text:style-name="P33"><text:span text:style-name="T289">Start de computer op vanaf </text:span><text:span text:style-name="T290">een </text:span><text:span text:style-name="T290"><text:reference-ref text:reference-format="text" text:ref-name="Distributie">Ubuntu</text:reference-ref></text:span><text:span text:style-name="T290"><text:s/></text:span><text:span text:style-name="T289"><text:reference-ref text:reference-format="text" text:ref-name="Versie">18.04 LTS</text:reference-ref></text:span><text:span text:style-name="T166"><text:s/></text:span><text:span text:style-name="T166"><text:reference-ref text:reference-format="text" text:ref-name="Editie">desktop</text:reference-ref></text:span><text:span text:style-name="T166"><text:s/></text:span><text:reference-mark-start text:name="Bitbreedtes"/><text:span text:style-name="Strong_20_Emphasis"><text:span text:style-name="T165">64-bit</text:span></text:span><text:reference-mark-end text:name="Bitbreedtes"/><text:span text:style-name="Strong_20_Emphasis"><text:span text:style-name="T4"> </text:span></text:span><text:span text:style-name="T166">Live</text:span><text:span text:style-name="T166"><text:note text:id="ftn4" text:note-class="footnote"><text:note-citation>1</text:note-citation><text:note-body><text:p text:style-name="P23"><text:span text:style-name="T379">Vanaf ee</text:span>n Live <text:span text:style-name="T413">USB-stick of DVD</text:span><text:span text:style-name="T7"> </text:span>kunt <text:span text:style-name="T379">u opstarten en</text:span> met <text:reference-ref text:reference-format="text" text:ref-name="Distributie">Ubuntu</text:reference-ref><text:s/>werken zonder deze te installeren.</text:p></text:note-body></text:note></text:span><text:span text:style-name="T166"> </text:span><text:span text:style-name="T169">USB-stick</text:span><text:span text:style-name="T169"><text:note text:id="ftn5" text:note-class="footnote"><text:note-citation>2</text:note-citation><text:note-body><text:p text:style-name="P28"><text:span text:style-name="Strong_20_Emphasis"><text:span text:style-name="T170">Maak een opstartbare USB-stick aan </text:span></text:span><text:span text:style-name="Strong_20_Emphasis"><text:span text:style-name="T176">met een beeldbestand (.iso), </text:span></text:span><text:span text:style-name="Strong_20_Emphasis"><text:span text:style-name="T186">te downloaden vanaf </text:span></text:span><text:a xlink:type="simple" xlink:href="http://nl.releases.ubuntu.com/" text:style-name="Internet_20_link" text:visited-style-name="Visited_20_Internet_20_Link"><text:span text:style-name="Strong_20_Emphasis"><text:span text:style-name="T392">hier</text:span></text:span></text:a><text:span text:style-name="Strong_20_Emphasis"><text:span text:style-name="T186">, <text:line-break/></text:span></text:span><text:span text:style-name="Strong_20_Emphasis"><text:span text:style-name="T187">kies </text:span></text:span><text:span text:style-name="Strong_20_Emphasis"><text:span text:style-name="T191">Ubuntu 18.04... LTS (Bionic Beaver)</text:span></text:span><text:span text:style-name="Strong_20_Emphasis"><text:span text:style-name="T187">, </text:span></text:span><text:span text:style-name="Strong_20_Emphasis"><text:span text:style-name="T177">en </text:span></text:span><text:span text:style-name="Strong_20_Emphasis"><text:span text:style-name="T176">een USB-stick </text:span></text:span><text:span text:style-name="Strong_20_Emphasis"><text:span text:style-name="T175">(minimaal 2 GB). <text:line-break/></text:span></text:span><text:span text:style-name="Strong_20_Emphasis"><text:span text:style-name="T181">Start </text:span></text:span><text:span text:style-name="Strong_20_Emphasis"><text:span text:style-name="T189">Opstartschijf aanmaken</text:span></text:span><text:span text:style-name="Strong_20_Emphasis"><text:span text:style-name="T183"> </text:span></text:span><text:span text:style-name="Strong_20_Emphasis"><text:span text:style-name="T184">(</text:span></text:span><text:span text:style-name="Strong_20_Emphasis"><text:span text:style-name="T183">via </text:span></text:span><text:span text:style-name="Strong_20_Emphasis"><text:span text:style-name="T190">Activiteiten</text:span></text:span><text:span text:style-name="Strong_20_Emphasis"><text:span text:style-name="T183">) </text:span></text:span><text:span text:style-name="Strong_20_Emphasis"><text:span text:style-name="T176">of </text:span></text:span><text:span text:style-name="Strong_20_Emphasis"><text:span text:style-name="T182">gebruik </text:span></text:span><text:span text:style-name="Strong_20_Emphasis"><text:span text:style-name="T171">het programma balenaEtche</text:span></text:span><text:span text:style-name="Strong_20_Emphasis"><text:span text:style-name="T185">r</text:span></text:span><text:span text:style-name="Strong_20_Emphasis"><text:span text:style-name="T171"> </text:span></text:span><text:span text:style-name="Strong_20_Emphasis"><text:span text:style-name="T173">(</text:span></text:span><text:a xlink:type="simple" xlink:href="https://www.balena.io/etcher/" text:style-name="Internet_20_link" text:visited-style-name="Visited_20_Internet_20_Link"><text:span text:style-name="Strong_20_Emphasis"><text:span text:style-name="T391">etcher.io</text:span></text:span></text:a><text:span text:style-name="Strong_20_Emphasis"><text:span text:style-name="T173">), <text:line-break/></text:span></text:span><text:span text:style-name="Strong_20_Emphasis"><text:span text:style-name="T171">balenaEtche</text:span></text:span><text:span text:style-name="Strong_20_Emphasis"><text:span text:style-name="T185">r</text:span></text:span><text:span text:style-name="Strong_20_Emphasis"><text:span text:style-name="T178"> is</text:span></text:span><text:span text:style-name="Strong_20_Emphasis"><text:span text:style-name="T173"> </text:span></text:span><text:span text:style-name="Strong_20_Emphasis"><text:span text:style-name="T176">beschikbaar voor </text:span></text:span><text:span text:style-name="Strong_20_Emphasis"><text:span text:style-name="T172">Windows, </text:span></text:span><text:span text:style-name="Strong_20_Emphasis"><text:span text:style-name="T179">OS X</text:span></text:span><text:span text:style-name="Strong_20_Emphasis"><text:span text:style-name="T171">, </text:span></text:span><text:span text:style-name="Strong_20_Emphasis"><text:span text:style-name="T173">en </text:span></text:span><text:span text:style-name="Strong_20_Emphasis"><text:span text:style-name="T180">GNU/</text:span></text:span><text:span text:style-name="Strong_20_Emphasis"><text:span text:style-name="T171">Linux</text:span></text:span><text:span text:style-name="Strong_20_Emphasis"><text:span text:style-name="T174">.</text:span></text:span></text:p></text:note-body></text:note></text:span><text:span text:style-name="T169"> of DVD.</text:span></text:p>
            </text:list-item>
          </text:list>
        </text:list-item>
      </text:list>
      <text:list xml:id="list192730132508961" text:continue-list="list192730116518682" text:style-name="L1">
        <text:list-item>
          <text:list>
            <text:list-item>
              <text:p text:style-name="P34"><text:span text:style-name="T167">Opstartmenu/</text:span><text:span text:style-name="T168">boot menu</text:span><text:span text:style-name="T167"> </text:span><text:span text:style-name="T166">via </text:span><text:span text:style-name="Definition"><text:span text:style-name="T377">opstartmenu</text:span></text:span><text:span text:style-name="T289">, </text:span><text:span text:style-name="T291">instellingen/</text:span><text:span text:style-name="T292">setup</text:span><text:span text:style-name="T289"> via </text:span><text:span text:style-name="Definition"><text:span text:style-name="T377">instellingen</text:span></text:span><text:span text:style-name="T289">.<text:line-break/></text:span><text:span text:style-name="T293">Druk </text:span><text:span text:style-name="T294">tijdens het opstarten </text:span><text:span text:style-name="T293">op een willekeurige toets voor meer opties.</text:span></text:p>
              <text:p text:style-name="P62"/>
            </text:list-item>
            <text:list-item>
              <text:p text:style-name="P35"><text:span text:style-name="Strong_20_Emphasis"><text:span text:style-name="T73">Als </text:span></text:span><text:span text:style-name="Strong_20_Emphasis"><text:span text:style-name="T60">het burea</text:span></text:span><text:span text:style-name="Strong_20_Emphasis"><text:span text:style-name="T63">u</text:span></text:span><text:span text:style-name="Strong_20_Emphasis"><text:span text:style-name="T60">blad verschijnt, open </text:span></text:span><text:span text:style-name="Strong_20_Emphasis"><text:span text:style-name="T220">Install </text:span></text:span><text:span text:style-name="Strong_20_Emphasis"><text:span text:style-name="T221"><text:reference-ref text:reference-format="text" text:ref-name="Distributie">Ubuntu</text:reference-ref></text:span></text:span><text:span text:style-name="Strong_20_Emphasis"><text:span text:style-name="T221"><text:s/></text:span></text:span><text:span text:style-name="Strong_20_Emphasis"><text:span text:style-name="T220"><text:reference-ref text:reference-format="text" text:ref-name="Versie">18.04 LTS</text:reference-ref></text:span></text:span><text:span text:style-name="Strong_20_Emphasis"><text:span text:style-name="T58">.</text:span></text:span></text:p>
              <text:p text:style-name="P35"><text:span text:style-name="Strong_20_Emphasis"><text:span text:style-name="T57"/></text:span></text:p>
            </text:list-item>
            <text:list-item>
              <text:p text:style-name="P35"><text:span text:style-name="Strong_20_Emphasis"><text:span text:style-name="T47">Op het </text:span></text:span><text:span text:style-name="Strong_20_Emphasis"><text:span text:style-name="T53">scherm </text:span></text:span><text:span text:style-name="Strong_20_Emphasis"><text:span text:style-name="T214">Wel</text:span></text:span><text:span text:style-name="Strong_20_Emphasis"><text:span text:style-name="T219">come</text:span></text:span><text:span text:style-name="Strong_20_Emphasis"><text:span text:style-name="T54"> </text:span></text:span><text:span text:style-name="Strong_20_Emphasis"><text:span text:style-name="T47">kies </text:span></text:span><text:span text:style-name="Strong_20_Emphasis"><text:span text:style-name="T151">Nederlands</text:span></text:span><text:span text:style-name="Strong_20_Emphasis"><text:span text:style-name="T35"> en klik op</text:span></text:span><text:span text:style-name="Strong_20_Emphasis"><text:span text:style-name="T43"> </text:span></text:span><text:span text:style-name="Strong_20_Emphasis"><text:span text:style-name="T152">Verder</text:span></text:span><text:span text:style-name="Strong_20_Emphasis"><text:span text:style-name="T35">.<text:line-break/></text:span></text:span></text:p>
            </text:list-item>
            <text:list-item>
              <text:p text:style-name="P44"><text:span text:style-name="Strong_20_Emphasis"><text:span text:style-name="T139">O</text:span></text:span><text:span text:style-name="Strong_20_Emphasis"><text:span text:style-name="T140">p </text:span></text:span><text:span text:style-name="Strong_20_Emphasis"><text:span text:style-name="T141">het </text:span></text:span><text:span text:style-name="Strong_20_Emphasis"><text:span text:style-name="T142">scherm </text:span></text:span><text:span text:style-name="Strong_20_Emphasis"><text:span text:style-name="T212">Toetsenbord</text:span></text:span><text:span text:style-name="Strong_20_Emphasis"><text:span text:style-name="T213">indeling</text:span></text:span><text:span text:style-name="Strong_20_Emphasis"><text:span text:style-name="T142"> </text:span></text:span><text:span text:style-name="Strong_20_Emphasis"><text:span text:style-name="T143">controleer </text:span></text:span><text:span text:style-name="Strong_20_Emphasis"><text:span text:style-name="T144">de </text:span></text:span><text:span text:style-name="Strong_20_Emphasis"><text:span text:style-name="T143">toetsenbordindeling </text:span></text:span><text:span text:style-name="Strong_20_Emphasis"><text:span text:style-name="T145">en </text:span></text:span><text:span text:style-name="Strong_20_Emphasis"><text:span text:style-name="T139">klik </text:span></text:span><text:span text:style-name="Strong_20_Emphasis"><text:span text:style-name="T142">op </text:span></text:span><text:span text:style-name="Strong_20_Emphasis"><text:span text:style-name="T164">Verder</text:span></text:span><text:span text:style-name="Strong_20_Emphasis"><text:span text:style-name="T142">.</text:span></text:span></text:p>
              <text:p text:style-name="P44"/>
            </text:list-item>
            <text:list-item>
              <text:p text:style-name="P45"><text:span text:style-name="Strong_20_Emphasis"><text:span text:style-name="T73">Als </text:span></text:span><text:span text:style-name="Strong_20_Emphasis"><text:span text:style-name="T60">het </text:span></text:span><text:span text:style-name="Strong_20_Emphasis"><text:span text:style-name="T46">het scherm </text:span></text:span><text:span text:style-name="Strong_20_Emphasis"><text:span text:style-name="T211">Draadloos</text:span></text:span><text:span text:style-name="Strong_20_Emphasis"><text:span text:style-name="T46"> </text:span></text:span><text:span text:style-name="Strong_20_Emphasis"><text:span text:style-name="T60">verschijnt, </text:span></text:span><text:span text:style-name="Strong_20_Emphasis"><text:span text:style-name="T48">kies</text:span></text:span><text:span text:style-name="Strong_20_Emphasis"><text:span text:style-name="T46"> </text:span></text:span><text:span text:style-name="Strong_20_Emphasis"><text:span text:style-name="T48">een draadloos netwerk, maak </text:span></text:span><text:span text:style-name="Strong_20_Emphasis"><text:span text:style-name="T35">verbinding, </text:span></text:span><text:span text:style-name="Strong_20_Emphasis"><text:span text:style-name="T49">en klik</text:span></text:span><text:span text:style-name="Strong_20_Emphasis"><text:span text:style-name="T35"> </text:span></text:span><text:span text:style-name="Strong_20_Emphasis"><text:span text:style-name="T41">op </text:span></text:span><text:span text:style-name="Strong_20_Emphasis"><text:span text:style-name="T152">Verder</text:span></text:span><text:span text:style-name="Strong_20_Emphasis"><text:span text:style-name="T35">.<text:line-break/></text:span></text:span></text:p>
            </text:list-item>
            <text:list-item>
              <text:p text:style-name="P41"><text:span text:style-name="Strong_20_Emphasis"><text:span text:style-name="T50">O</text:span></text:span><text:span text:style-name="Strong_20_Emphasis"><text:span text:style-name="T44">p het scherm </text:span></text:span><text:span text:style-name="Strong_20_Emphasis"><text:span text:style-name="T215">Bijgewerkte pakketten en andere programmatuur</text:span></text:span><text:span text:style-name="Strong_20_Emphasis"><text:span text:style-name="T209"> </text:span></text:span><text:span text:style-name="T35">klik op </text:span><text:span text:style-name="Strong_20_Emphasis"><text:span text:style-name="T151">Verder</text:span></text:span><text:span text:style-name="Strong_20_Emphasis"><text:span text:style-name="T35">.</text:span></text:span></text:p>
              <text:p text:style-name="P41"><text:span text:style-name="Strong_20_Emphasis"><text:span text:style-name="T35"/></text:span></text:p>
            </text:list-item>
            <text:list-item>
              <text:p text:style-name="P41"><text:span text:style-name="Strong_20_Emphasis"><text:span text:style-name="T50">O</text:span></text:span><text:span text:style-name="Strong_20_Emphasis"><text:span text:style-name="T45">p het scherm </text:span></text:span><text:span text:style-name="Strong_20_Emphasis"><text:span text:style-name="T210">Installatietype</text:span></text:span><text:span text:style-name="Strong_20_Emphasis"><text:span text:style-name="T136"> </text:span></text:span><text:span text:style-name="Strong_20_Emphasis"><text:span text:style-name="T148">selecteer</text:span></text:span><text:span text:style-name="Strong_20_Emphasis"><text:span text:style-name="T137"> </text:span></text:span><text:span text:style-name="Strong_20_Emphasis"><text:span text:style-name="T298">het gewenste </text:span></text:span><text:span text:style-name="Strong_20_Emphasis"><text:span text:style-name="T321">Installatie type</text:span></text:span><text:span text:style-name="Strong_20_Emphasis"><text:span text:style-name="T298">.</text:span></text:span><text:span text:style-name="T298"><text:line-break/></text:span><text:span text:style-name="Emphasis"><text:span text:style-name="T394">Aa</text:span></text:span><text:span text:style-name="Emphasis"><text:span text:style-name="T393">nbevolen</text:span></text:span><text:span text:style-name="T310"> wordt om </text:span><text:span text:style-name="T317">aan te vinken:</text:span><text:span text:style-name="T310"><text:line-break/></text:span><text:span text:style-name="Strong_20_Emphasis"><text:span text:style-name="T333">De nieuwe installatie van Ubuntu versleutelen voor de </text:span></text:span><text:span text:style-name="Strong_20_Emphasis"><text:span text:style-name="T334">veiligheid</text:span></text:span><text:span text:style-name="T310">, </text:span><text:span text:style-name="T317">en</text:span><text:span text:style-name="T315"> </text:span><text:span text:style-name="T317">ook <text:line-break/></text:span><text:span text:style-name="Strong_20_Emphasis"><text:span text:style-name="T333">LVM gebruiken bij de nieuwe installatie<text:tab/>van Ubuntu</text:span></text:span><text:span text:style-name="T310"> </text:span><text:span text:style-name="T311">wordt </text:span><text:span text:style-name="T317">dan </text:span><text:span text:style-name="T313">aangevinkt.<text:line-break/></text:span><text:span text:style-name="T316">K</text:span><text:span text:style-name="T38">lik op </text:span><text:span text:style-name="Strong_20_Emphasis"><text:span text:style-name="T153">Verder</text:span></text:span><text:span text:style-name="Strong_20_Emphasis"><text:span text:style-name="T38">.<text:line-break/></text:span></text:span></text:p>
            </text:list-item>
            <text:list-item>
              <text:p text:style-name="P41"><text:span text:style-name="Strong_20_Emphasis"><text:span text:style-name="T65">Geef </text:span></text:span><text:span text:style-name="Strong_20_Emphasis"><text:span text:style-name="T67">indien gevraagd </text:span></text:span><text:span text:style-name="Strong_20_Emphasis"><text:span text:style-name="T65">de be</text:span></text:span><text:span text:style-name="Strong_20_Emphasis"><text:span text:style-name="T66">ve</text:span></text:span><text:span text:style-name="Strong_20_Emphasis"><text:span text:style-name="T65">iligingssleutel op, c</text:span></text:span><text:span text:style-name="Strong_20_Emphasis"><text:span text:style-name="T61">ontroleer de </text:span></text:span><text:span text:style-name="Strong_20_Emphasis"><text:span text:style-name="T64">voorgestelde </text:span></text:span><text:span text:style-name="Strong_20_Emphasis"><text:span text:style-name="T61">schijfindelin</text:span></text:span><text:span text:style-name="Strong_20_Emphasis"><text:span text:style-name="T62">g,</text:span></text:span><text:span text:style-name="Strong_20_Emphasis"><text:span text:style-name="T61"> </text:span></text:span><text:span text:style-name="Strong_20_Emphasis"><text:span text:style-name="T69">kies de gewenste schijf, </text:span></text:span><text:span text:style-name="Strong_20_Emphasis"><text:span text:style-name="T62">en </text:span></text:span><text:span text:style-name="Strong_20_Emphasis"><text:span text:style-name="T299">k</text:span></text:span><text:span text:style-name="Strong_20_Emphasis"><text:span text:style-name="T298">lik op </text:span></text:span><text:span text:style-name="Strong_20_Emphasis"><text:span text:style-name="T321">I</text:span></text:span><text:span text:style-name="Strong_20_Emphasis"><text:span text:style-name="T322">nstalle</text:span></text:span><text:span text:style-name="Strong_20_Emphasis"><text:span text:style-name="T321">e</text:span></text:span><text:span text:style-name="Strong_20_Emphasis"><text:span text:style-name="T322">r </text:span></text:span><text:span text:style-name="Strong_20_Emphasis"><text:span text:style-name="T321">nu</text:span></text:span><text:span text:style-name="Strong_20_Emphasis"><text:span text:style-name="T298">.<text:line-break/></text:span></text:span></text:p>
            </text:list-item>
            <text:list-item>
              <text:p text:style-name="P41"><text:span text:style-name="Strong_20_Emphasis"><text:span text:style-name="T50">O</text:span></text:span><text:span text:style-name="Strong_20_Emphasis"><text:span text:style-name="T45">p het scherm </text:span></text:span><text:span text:style-name="Strong_20_Emphasis"><text:span text:style-name="T210">Wilt u deze aanpassingen wegschrijven naar de schijven? </text:span></text:span><text:span text:style-name="Strong_20_Emphasis"><text:span text:style-name="T51">controleer de </text:span></text:span><text:span text:style-name="Strong_20_Emphasis"><text:span text:style-name="T70">partities</text:span></text:span><text:span text:style-name="Strong_20_Emphasis"><text:span text:style-name="T51"> </text:span></text:span><text:span text:style-name="Strong_20_Emphasis"><text:span text:style-name="T71">die </text:span></text:span><text:span text:style-name="Strong_20_Emphasis"><text:span text:style-name="T72">geformatteerd</text:span></text:span><text:span text:style-name="Strong_20_Emphasis"><text:span text:style-name="T71"> worden </text:span></text:span><text:span text:style-name="Strong_20_Emphasis"><text:span text:style-name="T51">en </text:span></text:span><text:span text:style-name="Strong_20_Emphasis"><text:span text:style-name="T50">klik </text:span></text:span><text:span text:style-name="Strong_20_Emphasis"><text:span text:style-name="T38">op </text:span></text:span><text:span text:style-name="Strong_20_Emphasis"><text:span text:style-name="T153">Verder</text:span></text:span><text:span text:style-name="Strong_20_Emphasis"><text:span text:style-name="T38">.</text:span></text:span></text:p>
              <text:p text:style-name="P37"><text:span text:style-name="Strong_20_Emphasis"><text:span text:style-name="T297"/></text:span></text:p>
            </text:list-item>
            <text:list-item>
              <text:p text:style-name="P37"><text:span text:style-name="Strong_20_Emphasis"><text:span text:style-name="T306">O</text:span></text:span><text:span text:style-name="Strong_20_Emphasis"><text:span text:style-name="T301">p </text:span></text:span><text:span text:style-name="Strong_20_Emphasis"><text:span text:style-name="T302">het </text:span></text:span><text:span text:style-name="Strong_20_Emphasis"><text:span text:style-name="T303">scherm </text:span></text:span><text:span text:style-name="Strong_20_Emphasis"><text:span text:style-name="T331">Waar bevindt u zich?</text:span></text:span><text:span text:style-name="Strong_20_Emphasis"><text:span text:style-name="T303"> </text:span></text:span><text:span text:style-name="Strong_20_Emphasis"><text:span text:style-name="T308">controleer </text:span></text:span><text:span text:style-name="Strong_20_Emphasis"><text:span text:style-name="T309">de </text:span></text:span><text:span text:style-name="Strong_20_Emphasis"><text:span text:style-name="T308">locatie en </text:span></text:span><text:span text:style-name="Strong_20_Emphasis"><text:span text:style-name="T306">klik </text:span></text:span><text:span text:style-name="Strong_20_Emphasis"><text:span text:style-name="T303">op </text:span></text:span><text:span text:style-name="Strong_20_Emphasis"><text:span text:style-name="T323">Verder</text:span></text:span><text:span text:style-name="Strong_20_Emphasis"><text:span text:style-name="T303">.</text:span></text:span></text:p>
              <text:p text:style-name="P37"><text:span text:style-name="Strong_20_Emphasis"><text:span text:style-name="T303"/></text:span></text:p>
            </text:list-item>
            <text:list-item>
              <text:p text:style-name="P37"><text:span text:style-name="T328">Op </text:span><text:span text:style-name="T325">het </text:span><text:span text:style-name="T323">scherm </text:span><text:span text:style-name="Strong_20_Emphasis"><text:span text:style-name="T331">Wie bent u?</text:span></text:span><text:span text:style-name="T323"> </text:span><text:span text:style-name="T328">vul </text:span><text:span text:style-name="T326">in </text:span><text:span text:style-name="Strong_20_Emphasis"><text:span text:style-name="T329">Uw n</text:span></text:span><text:span text:style-name="Strong_20_Emphasis"><text:span text:style-name="T324">aam</text:span></text:span><text:span text:style-name="Strong_20_Emphasis"><text:span text:style-name="T300"> </text:span></text:span><text:span text:style-name="Definition"><text:span text:style-name="T378">gebruiker</text:span></text:span><text:span text:style-name="Strong_20_Emphasis"><text:span text:style-name="T304">, <text:line-break/></text:span></text:span><text:span text:style-name="Strong_20_Emphasis"><text:span text:style-name="T324">Naam </text:span></text:span><text:span text:style-name="Strong_20_Emphasis"><text:span text:style-name="T329">van uw </text:span></text:span><text:span text:style-name="Strong_20_Emphasis"><text:span text:style-name="T327">computer</text:span></text:span><text:span text:style-name="Definition"><text:span text:style-name="T5"> </text:span></text:span><text:span text:style-name="Definition"><text:span text:style-name="T378">computernaam</text:span></text:span><text:span text:style-name="Strong_20_Emphasis"><text:span text:style-name="T300">,<text:line-break/></text:span></text:span><text:span text:style-name="Strong_20_Emphasis"><text:span text:style-name="T329">Kies een g</text:span></text:span><text:span text:style-name="Strong_20_Emphasis"><text:span text:style-name="T327">ebruikersnaam</text:span></text:span><text:span text:style-name="Strong_20_Emphasis"><text:span text:style-name="T300"> </text:span></text:span><text:span text:style-name="Definition"><text:span text:style-name="T378">gebruikersnaam</text:span></text:span><text:span text:style-name="Strong_20_Emphasis"><text:span text:style-name="T300">,<text:line-break/></text:span></text:span><text:span text:style-name="Strong_20_Emphasis"><text:span text:style-name="T314">g</text:span></text:span><text:span text:style-name="Strong_20_Emphasis"><text:span text:style-name="T297">eef tweemaal een </text:span></text:span><text:span text:style-name="Strong_20_Emphasis"><text:span text:style-name="T320">wachtwoord</text:span></text:span><text:span text:style-name="Strong_20_Emphasis"><text:span text:style-name="T297">, </text:span></text:span><text:span text:style-name="Strong_20_Emphasis"><text:span text:style-name="T312">en</text:span></text:span><text:span text:style-name="Strong_20_Emphasis"><text:span text:style-name="T318"> </text:span></text:span><text:span text:style-name="Strong_20_Emphasis"><text:span text:style-name="T319">k</text:span></text:span><text:span text:style-name="Strong_20_Emphasis"><text:span text:style-name="T297">lik op </text:span></text:span><text:span text:style-name="Strong_20_Emphasis"><text:span text:style-name="T320">Verder</text:span></text:span><text:span text:style-name="Strong_20_Emphasis"><text:span text:style-name="T297">.</text:span></text:span></text:p>
              <text:p text:style-name="P37"><text:span text:style-name="Strong_20_Emphasis"><text:span text:style-name="T297"/></text:span></text:p>
            </text:list-item>
            <text:list-item>
              <text:p text:style-name="P37"><text:span text:style-name="Strong_20_Emphasis"><text:span text:style-name="T307">O</text:span></text:span><text:span text:style-name="Strong_20_Emphasis"><text:span text:style-name="T305">p het scherm </text:span></text:span><text:span text:style-name="Strong_20_Emphasis"><text:span text:style-name="T332">Installatie voltooid</text:span></text:span><text:span text:style-name="Strong_20_Emphasis"><text:span text:style-name="T305"> </text:span></text:span><text:span text:style-name="Strong_20_Emphasis"><text:span text:style-name="T307">klik </text:span></text:span><text:span text:style-name="Strong_20_Emphasis"><text:span text:style-name="T297">op </text:span></text:span><text:span text:style-name="Strong_20_Emphasis"><text:span text:style-name="T320">Nu herstarten</text:span></text:span><text:span text:style-name="Strong_20_Emphasis"><text:span text:style-name="T297">.</text:span></text:span></text:p>
              <text:p text:style-name="P37"><text:span text:style-name="Strong_20_Emphasis"><text:span text:style-name="T297"/></text:span></text:p>
            </text:list-item>
            <text:list-item>
              <text:p text:style-name="P36"><text:span text:style-name="Strong_20_Emphasis"><text:span text:style-name="T131">Verwijder </text:span></text:span><text:span text:style-name="Strong_20_Emphasis"><text:span text:style-name="T133">het </text:span></text:span><text:span text:style-name="Strong_20_Emphasis"><text:span text:style-name="T131">installatiemedium (</text:span></text:span><text:span text:style-name="Strong_20_Emphasis"><text:span text:style-name="T149">USB-stick of DVD</text:span></text:span><text:span text:style-name="Strong_20_Emphasis"><text:span text:style-name="T131">) </text:span></text:span><text:span text:style-name="Strong_20_Emphasis"><text:span text:style-name="T134">en</text:span></text:span><text:span text:style-name="Strong_20_Emphasis"><text:span text:style-name="T131"> </text:span></text:span><text:span text:style-name="Strong_20_Emphasis"><text:span text:style-name="T135">druk op Enter.</text:span></text:span></text:p>
            </text:list-item>
          </text:list>
        </text:list-item>
      </text:list>
      <text:p text:style-name="P7"><text:span text:style-name="Strong_20_Emphasis"><text:span text:style-name="T135"/></text:span></text:p>
      <text:list xml:id="list192729438648850" text:continue-numbering="true" text:style-name="L1">
        <text:list-item>
          <text:p text:style-name="P38"><text:span text:style-name="Strong_20_Emphasis"><text:span text:style-name="T52">Installatie </text:span></text:span><text:span text:style-name="Strong_20_Emphasis"><text:span text:style-name="T74">afronden</text:span></text:span></text:p>
          <text:list>
            <text:list-header>
              <text:p text:style-name="P41"><text:span text:style-name="Strong_20_Emphasis"><text:span text:style-name="T37"/></text:span></text:p>
            </text:list-header>
            <text:list-item>
              <text:p text:style-name="P46"><text:span text:style-name="Strong_20_Emphasis"><text:span text:style-name="T42">Als</text:span></text:span><text:span text:style-name="Strong_20_Emphasis"><text:span text:style-name="T55"> </text:span></text:span><text:span text:style-name="Strong_20_Emphasis"><text:span text:style-name="T216">De nieuwe installatie van Ubuntu versleutelen voor de </text:span></text:span><text:span text:style-name="Strong_20_Emphasis"><text:span text:style-name="T223">veiligheid</text:span></text:span><text:span text:style-name="Strong_20_Emphasis"><text:span text:style-name="T42"> </text:span></text:span><text:span text:style-name="Strong_20_Emphasis"><text:span text:style-name="T255">is aangegeven tijdens de installatie,</text:span></text:span><text:span text:style-name="Strong_20_Emphasis"><text:span text:style-name="T40"> </text:span></text:span><text:span text:style-name="Strong_20_Emphasis"><text:span text:style-name="T59">typ de </text:span></text:span><text:span text:style-name="Strong_20_Emphasis"><text:span text:style-name="T65">be</text:span></text:span><text:span text:style-name="Strong_20_Emphasis"><text:span text:style-name="T66">ve</text:span></text:span><text:span text:style-name="Strong_20_Emphasis"><text:span text:style-name="T65">iligingssleutel</text:span></text:span><text:span text:style-name="Strong_20_Emphasis"><text:span text:style-name="T59"> </text:span></text:span><text:span text:style-name="Strong_20_Emphasis"><text:span text:style-name="T68">en geef </text:span></text:span><text:span text:style-name="Strong_20_Emphasis"><text:span text:style-name="T59">Enter.</text:span></text:span></text:p>
              <text:p text:style-name="P41"><text:span text:style-name="Strong_20_Emphasis"><text:span text:style-name="T35"/></text:span></text:p>
            </text:list-item>
            <text:list-item>
              <text:p text:style-name="P47"><text:span text:style-name="Strong_20_Emphasis"><text:span text:style-name="T37">Aanmelden als </text:span></text:span><text:span text:style-name="Definition"><text:span text:style-name="T32">gebruiker</text:span></text:span><text:span text:style-name="Strong_20_Emphasis"><text:span text:style-name="T37">.</text:span></text:span></text:p>
              <text:p text:style-name="P41"><text:span text:style-name="Strong_20_Emphasis"><text:span text:style-name="T35"/></text:span></text:p>
            </text:list-item>
            <text:list-item>
              <text:p text:style-name="P48"><text:span text:style-name="Strong_20_Emphasis"><text:span text:style-name="T50">O</text:span></text:span><text:span text:style-name="Strong_20_Emphasis"><text:span text:style-name="T45">p het scherm </text:span></text:span><text:span text:style-name="Strong_20_Emphasis"><text:span text:style-name="T217">Wat is er nieuw in Ubuntu</text:span></text:span><text:span text:style-name="Strong_20_Emphasis"><text:span text:style-name="T136"> </text:span></text:span><text:span text:style-name="Strong_20_Emphasis"><text:span text:style-name="T146">lees de inhoud en klik op </text:span></text:span><text:span text:style-name="Strong_20_Emphasis"><text:span text:style-name="T217">Volgende</text:span></text:span><text:span text:style-name="Strong_20_Emphasis"><text:span text:style-name="T146">.</text:span></text:span></text:p>
              <text:p text:style-name="P48"><text:span text:style-name="Strong_20_Emphasis"><text:span text:style-name="T146"/></text:span></text:p>
            </text:list-item>
            <text:list-item>
              <text:p text:style-name="P48"><text:span text:style-name="Strong_20_Emphasis"><text:span text:style-name="T50">O</text:span></text:span><text:span text:style-name="Strong_20_Emphasis"><text:span text:style-name="T45">p het scherm </text:span></text:span><text:span text:style-name="Strong_20_Emphasis"><text:span text:style-name="T217">Livepatch</text:span></text:span><text:span text:style-name="Strong_20_Emphasis"><text:span text:style-name="T136">, </text:span></text:span><text:span text:style-name="Strong_20_Emphasis"><text:span text:style-name="T137">k</text:span></text:span><text:span text:style-name="Strong_20_Emphasis"><text:span text:style-name="T146">lik indien gewenst op </text:span></text:span><text:span text:style-name="Strong_20_Emphasis"><text:span text:style-name="T217">Livepatch instellen</text:span></text:span><text:span text:style-name="Strong_20_Emphasis"><text:span text:style-name="T146"> </text:span></text:span><text:span text:style-name="Strong_20_Emphasis"><text:span text:style-name="T147">en </text:span></text:span><text:span text:style-name="Strong_20_Emphasis"><text:span text:style-name="T146">volg de aanwijzingen, klik op </text:span></text:span><text:span text:style-name="Strong_20_Emphasis"><text:span text:style-name="T217">Volgende</text:span></text:span><text:span text:style-name="Strong_20_Emphasis"><text:span text:style-name="T146">.</text:span></text:span></text:p>
              <text:p text:style-name="P48"><text:span text:style-name="Strong_20_Emphasis"><text:span text:style-name="T146"/></text:span></text:p>
            </text:list-item>
            <text:list-item>
              <text:p text:style-name="P49"><text:span text:style-name="Strong_20_Emphasis"><text:span text:style-name="T50">O</text:span></text:span><text:span text:style-name="Strong_20_Emphasis"><text:span text:style-name="T45">p het scherm </text:span></text:span><text:span text:style-name="Strong_20_Emphasis"><text:span text:style-name="T218">Help mee om Ubuntu te verbeteren </text:span></text:span><text:span text:style-name="Strong_20_Emphasis"><text:span text:style-name="T146">klik op </text:span></text:span><text:span text:style-name="Strong_20_Emphasis"><text:span text:style-name="T217">Volgende</text:span></text:span><text:span text:style-name="Strong_20_Emphasis"><text:span text:style-name="T146">.</text:span></text:span></text:p>
              <text:p text:style-name="P49"><text:span text:style-name="Strong_20_Emphasis"><text:span text:style-name="T146"/></text:span></text:p>
            </text:list-item>
            <text:list-item>
              <text:p text:style-name="P49"><text:span text:style-name="Strong_20_Emphasis"><text:span text:style-name="T50">O</text:span></text:span><text:span text:style-name="Strong_20_Emphasis"><text:span text:style-name="T45">p het scherm </text:span></text:span><text:span text:style-name="Strong_20_Emphasis"><text:span text:style-name="T218">Klaar om te beginnen </text:span></text:span><text:span text:style-name="Strong_20_Emphasis"><text:span text:style-name="T146">klik op </text:span></text:span><text:span text:style-name="Strong_20_Emphasis"><text:span text:style-name="T217">Volgende</text:span></text:span><text:span text:style-name="Strong_20_Emphasis"><text:span text:style-name="T146">.<text:line-break/></text:span></text:span></text:p>
            </text:list-item>
            <text:list-item>
              <text:p text:style-name="P50"><text:span text:style-name="Strong_20_Emphasis"><text:span text:style-name="T39">Voeg </text:span></text:span><text:span text:style-name="Strong_20_Emphasis"><text:span text:style-name="T132">eventuele extra gebruikers </text:span></text:span><text:span text:style-name="Strong_20_Emphasis"><text:span text:style-name="T138">toe </text:span></text:span><text:span text:style-name="Strong_20_Emphasis"><text:span text:style-name="T127">met</text:span></text:span><text:span text:style-name="Strong_20_Emphasis"><text:span text:style-name="T125"> </text:span></text:span><text:span text:style-name="Strong_20_Emphasis"><text:span text:style-name="T154">Gebruikers</text:span></text:span><text:span text:style-name="Strong_20_Emphasis"><text:span text:style-name="T126">.<text:line-break/></text:span></text:span></text:p>
            </text:list-item>
          </text:list>
        </text:list-item>
      </text:list>
      <text:list xml:id="list69321450" text:style-name="L5">
        <text:list-item>
          <text:list>
            <text:list-item>
              <text:p text:style-name="P63"><text:span text:style-name="Strong_20_Emphasis"><text:span text:style-name="T128">Controleer </text:span></text:span><text:span text:style-name="Strong_20_Emphasis"><text:span text:style-name="T127">of er </text:span></text:span><text:span text:style-name="Strong_20_Emphasis"><text:span text:style-name="T129">extra stuurprogramma's zijn</text:span></text:span><text:span text:style-name="Strong_20_Emphasis"><text:span text:style-name="T127"> </text:span></text:span><text:span text:style-name="Strong_20_Emphasis"><text:span text:style-name="T130">via </text:span></text:span><text:span text:style-name="Strong_20_Emphasis"><text:span text:style-name="T84">een </text:span></text:span><text:span text:style-name="Strong_20_Emphasis"><text:span text:style-name="T122">druk</text:span></text:span><text:span text:style-name="Strong_20_Emphasis"><text:span text:style-name="T84"> op</text:span></text:span><text:span text:style-name="Strong_20_Emphasis"><text:span text:style-name="T100"> de </text:span></text:span><text:span text:style-name="Strong_20_Emphasis"><text:span text:style-name="T188">Super</text:span></text:span><text:span text:style-name="Strong_20_Emphasis"><text:span text:style-name="T100">-toets</text:span></text:span><text:span text:style-name="Strong_20_Emphasis"><text:span text:style-name="T258"><text:note-ref text:note-class="footnote" text:reference-format="text" text:ref-name="ftn6">1</text:note-ref></text:span></text:span><text:span text:style-name="Strong_20_Emphasis"><text:span text:style-name="T84">, </text:span></text:span><text:span text:style-name="Strong_20_Emphasis"><text:span text:style-name="T123">t</text:span></text:span><text:span text:style-name="Strong_20_Emphasis"><text:span text:style-name="T101">yp </text:span></text:span><text:span text:style-name="Strong_20_Emphasis"><text:span text:style-name="T160">stuu</text:span></text:span><text:span text:style-name="Strong_20_Emphasis"><text:span text:style-name="T97"> </text:span></text:span><text:span text:style-name="Strong_20_Emphasis"><text:span text:style-name="T103">e</text:span></text:span><text:span text:style-name="Strong_20_Emphasis"><text:span text:style-name="T98">n </text:span></text:span><text:span text:style-name="Strong_20_Emphasis"><text:span text:style-name="T99">k</text:span></text:span><text:span text:style-name="Strong_20_Emphasis"><text:span text:style-name="T98">lik op het pictogram van</text:span></text:span><text:span text:style-name="Strong_20_Emphasis"><text:span text:style-name="T124"> </text:span></text:span><text:span text:style-name="Strong_20_Emphasis"><text:span text:style-name="T161">Ex</text:span></text:span><text:span text:style-name="Strong_20_Emphasis"><text:span text:style-name="T158">tra stuurprogramma's</text:span></text:span><text:span text:style-name="Strong_20_Emphasis"><text:span text:style-name="T84">.</text:span></text:span></text:p>
            </text:list-item>
            <text:list-item>
              <text:p text:style-name="P63"><text:span text:style-name="Strong_20_Emphasis"><text:span text:style-name="T84">Selecteer de gewenste stuurprogramma's en klik op Wijzigingen doorvoeren.</text:span></text:span></text:p>
            </text:list-item>
          </text:list>
        </text:list-item>
      </text:list>
      <text:list xml:id="list192729774130095" text:continue-list="list192729438648850" text:style-name="L1">
        <text:list-item>
          <text:list>
            <text:list-header>
              <text:p text:style-name="P51"><text:span text:style-name="Strong_20_Emphasis"><text:span text:style-name="T126"/></text:span></text:p>
            </text:list-header>
          </text:list>
        </text:list-item>
      </text:list>
      <text:list xml:id="list1170438785" text:style-name="L6">
        <text:list-item>
          <text:list>
            <text:list-item>
              <text:p text:style-name="P64"><text:span text:style-name="Strong_20_Emphasis"><text:span text:style-name="T75">Controleer </text:span></text:span><text:span text:style-name="Strong_20_Emphasis"><text:span text:style-name="T76">of er updates zijn </text:span></text:span><text:span text:style-name="Strong_20_Emphasis"><text:span text:style-name="T77">via </text:span></text:span><text:span text:style-name="Strong_20_Emphasis"><text:span text:style-name="T84">een klik op </text:span></text:span><text:span text:style-name="Strong_20_Emphasis"><text:span text:style-name="T158">Activiteiten</text:span></text:span><text:span text:style-name="Strong_20_Emphasis"><text:span text:style-name="T84"> of </text:span></text:span><text:span text:style-name="Strong_20_Emphasis"><text:span text:style-name="T117">vierkante </text:span></text:span><text:span text:style-name="Strong_20_Emphasis"><text:span text:style-name="T84">raster</text:span></text:span><text:span text:style-name="Strong_20_Emphasis"><text:span text:style-name="T117">knop</text:span></text:span><text:span text:style-name="Strong_20_Emphasis"><text:span text:style-name="T97">,</text:span></text:span><text:span text:style-name="Strong_20_Emphasis"><text:span text:style-name="T100"> </text:span></text:span><text:span text:style-name="Strong_20_Emphasis"><text:span text:style-name="T101">typ </text:span></text:span><text:span text:style-name="Strong_20_Emphasis"><text:span text:style-name="T155">upd</text:span></text:span><text:span text:style-name="Strong_20_Emphasis"><text:span text:style-name="T97"> </text:span></text:span><text:span text:style-name="Strong_20_Emphasis"><text:span text:style-name="T103">e</text:span></text:span><text:span text:style-name="Strong_20_Emphasis"><text:span text:style-name="T98">n </text:span></text:span><text:span text:style-name="Strong_20_Emphasis"><text:span text:style-name="T99">k</text:span></text:span><text:span text:style-name="Strong_20_Emphasis"><text:span text:style-name="T103">lik op</text:span></text:span><text:span text:style-name="Strong_20_Emphasis"><text:span text:style-name="T98"> </text:span></text:span><text:span text:style-name="Strong_20_Emphasis"><text:span text:style-name="T231">Updatebeheer</text:span></text:span><text:span text:style-name="Strong_20_Emphasis"><text:span text:style-name="T102">.</text:span></text:span></text:p>
            </text:list-item>
          </text:list>
        </text:list-item>
      </text:list>
      <text:list xml:id="list192729277478189" text:continue-list="list192729774130095" text:style-name="L1">
        <text:list-item>
          <text:list>
            <text:list-item>
              <text:p text:style-name="P52"><text:span text:style-name="T288">Als</text:span><text:span text:style-name="T284"> </text:span><text:span text:style-name="T285">er </text:span><text:span text:style-name="T284">updates beschikbaar zijn, k</text:span><text:span text:style-name="T286">lik op </text:span><text:span text:style-name="Strong_20_Emphasis"><text:span text:style-name="T295">Nu installeren</text:span></text:span><text:span text:style-name="T286">.</text:span></text:p>
            </text:list-item>
            <text:list-item>
              <text:p text:style-name="P53"><text:span text:style-name="T287">A</text:span>ls <text:span text:style-name="Strong_20_Emphasis"><text:span text:style-name="T283">Updatebeheer </text:span></text:span>hierom vraagt, <text:span text:style-name="T397">h</text:span>erstart <text:span text:style-name="T398">de</text:span> computer <text:span text:style-name="T399">en daarna weer aanmelden als </text:span><text:span text:style-name="Definition"><text:span text:style-name="T29">gebruiker</text:span></text:span>.</text:p>
              <text:p text:style-name="P54"><text:span text:style-name="Strong_20_Emphasis"><text:span text:style-name="T108"/></text:span></text:p>
            </text:list-item>
          </text:list>
        </text:list-item>
      </text:list>
      <text:list xml:id="list4288506893" text:style-name="L7">
        <text:list-item>
          <text:list>
            <text:list-item>
              <text:p text:style-name="P65"><text:span text:style-name="Strong_20_Emphasis"><text:span text:style-name="T108">Installeer</text:span></text:span><text:span text:style-name="Strong_20_Emphasis"><text:span text:style-name="T98"> de scripts via</text:span></text:span><text:span text:style-name="Strong_20_Emphasis"><text:span text:style-name="T98"><text:note text:id="ftn6" text:note-class="footnote"><text:note-citation>1</text:note-citation><text:note-body><text:p text:style-name="P25">Of start het <text:span text:style-name="T385">Terminalv</text:span><text:span text:style-name="T389">e</text:span><text:span text:style-name="T385">nster</text:span> <text:span text:style-name="T401">met</text:span> <text:span text:style-name="T385">Ctrl</text:span> + <text:span text:style-name="T385">Alt</text:span> + <text:span text:style-name="T385">T</text:span> en voer uit: <text:span text:style-name="User_20_Entry"><text:span text:style-name="T403">wget</text:span></text:span><text:span text:style-name="User_20_Entry"><text:span text:style-name="T402"> -</text:span></text:span><text:span text:style-name="User_20_Entry"><text:span text:style-name="T403">O-</text:span></text:span><text:span text:style-name="User_20_Entry"><text:span text:style-name="T402"> karelzimmer.nl/</text:span></text:span><text:span text:style-name="User_20_Entry"><text:span text:style-name="T404">s</text:span></text:span><text:span text:style-name="User_20_Entry"><text:span text:style-name="T402">|bash</text:span></text:span></text:p></text:note-body></text:note></text:span></text:span><text:span text:style-name="Strong_20_Emphasis"><text:span text:style-name="T98"> </text:span></text:span><text:span text:style-name="Strong_20_Emphasis"><text:span text:style-name="T109">het starten van </text:span></text:span><text:span text:style-name="Strong_20_Emphasis"><text:span text:style-name="T116">de</text:span></text:span><text:span text:style-name="Strong_20_Emphasis"><text:span text:style-name="T109"> </text:span></text:span><text:span text:style-name="Strong_20_Emphasis"><text:span text:style-name="T241">Firefox </text:span></text:span><text:span text:style-name="Strong_20_Emphasis"><text:span text:style-name="T232">webbrowser</text:span></text:span><text:span text:style-name="Strong_20_Emphasis"><text:span text:style-name="T108">, ga naar </text:span></text:span><text:a xlink:type="simple" xlink:href="https://karelzimmer.nl/" text:style-name="Internet_20_link" text:visited-style-name="Visited_20_Internet_20_Link"><text:span text:style-name="Internet_20_link"><text:span text:style-name="T335">karelzimmer.nl</text:span></text:span></text:a><text:span text:style-name="Strong_20_Emphasis"><text:span text:style-name="T108">, klik op </text:span></text:span><text:span text:style-name="Strong_20_Emphasis"><text:span text:style-name="T232">Linux</text:span></text:span><text:span text:style-name="Strong_20_Emphasis"><text:span text:style-name="T108">, </text:span></text:span><text:span text:style-name="Strong_20_Emphasis"><text:span text:style-name="T120">en </text:span></text:span><text:span text:style-name="Strong_20_Emphasis"><text:span text:style-name="T109">klik onder </text:span></text:span><text:span text:style-name="Strong_20_Emphasis"><text:span text:style-name="T237">SCRIPTS</text:span></text:span><text:span text:style-name="Strong_20_Emphasis"><text:span text:style-name="T109"> </text:span></text:span><text:span text:style-name="Strong_20_Emphasis"><text:span text:style-name="T108">op </text:span></text:span><text:span text:style-name="Strong_20_Emphasis"><text:span text:style-name="T233">I</text:span></text:span><text:span text:style-name="Strong_20_Emphasis"><text:span text:style-name="T236">NSTALLEER SCRIPTS.<text:line-break/></text:span></text:span><text:span text:style-name="Strong_20_Emphasis"><text:span text:style-name="T120">K</text:span></text:span><text:span text:style-name="Strong_20_Emphasis"><text:span text:style-name="T114">ies </text:span></text:span><text:span text:style-name="Strong_20_Emphasis"><text:span text:style-name="T240">O</text:span></text:span><text:span text:style-name="Strong_20_Emphasis"><text:span text:style-name="T239">pen</text:span></text:span><text:span text:style-name="Strong_20_Emphasis"><text:span text:style-name="T240">en</text:span></text:span><text:span text:style-name="Strong_20_Emphasis"><text:span text:style-name="T114"> met</text:span></text:span><text:span text:style-name="Strong_20_Emphasis"><text:span text:style-name="T232"> Software</text:span></text:span><text:span text:style-name="Strong_20_Emphasis"><text:span text:style-name="T111"> </text:span></text:span><text:span text:style-name="Strong_20_Emphasis"><text:span text:style-name="T120">en </text:span></text:span><text:span text:style-name="Strong_20_Emphasis"><text:span text:style-name="T113">kl</text:span></text:span><text:span text:style-name="Strong_20_Emphasis"><text:span text:style-name="T111">ik op </text:span></text:span><text:span text:style-name="Strong_20_Emphasis"><text:span text:style-name="T233">Installe</text:span></text:span><text:span text:style-name="Strong_20_Emphasis"><text:span text:style-name="T234">r</text:span></text:span><text:span text:style-name="Strong_20_Emphasis"><text:span text:style-name="T233">e</text:span></text:span><text:span text:style-name="Strong_20_Emphasis"><text:span text:style-name="T234">n</text:span></text:span><text:span text:style-name="Strong_20_Emphasis"><text:span text:style-name="T111">.</text:span></text:span></text:p>
            </text:list-item>
          </text:list>
        </text:list-item>
      </text:list>
      <text:list xml:id="list192729120358736" text:continue-list="list192729277478189" text:style-name="L1">
        <text:list-item>
          <text:list>
            <text:list-item>
              <text:p text:style-name="P53"><text:span text:style-name="Strong_20_Emphasis"><text:span text:style-name="T81">Volg de aanwijzingen op het scherm.</text:span></text:span></text:p>
              <text:p text:style-name="P54"><text:span text:style-name="Strong_20_Emphasis"><text:span text:style-name="T81"/></text:span></text:p>
            </text:list-item>
          </text:list>
        </text:list-item>
      </text:list>
      <text:list xml:id="list361369998" text:style-name="L8">
        <text:list-item>
          <text:list>
            <text:list-item>
              <text:p text:style-name="P66"><text:bookmark-start text:name="__RefNumPara__3870_2400726996"/><text:span text:style-name="Strong_20_Emphasis"><text:span text:style-name="T107">Rond de</text:span></text:span><text:span text:style-name="Strong_20_Emphasis"><text:span text:style-name="T105"> installatie </text:span></text:span><text:span text:style-name="Strong_20_Emphasis"><text:span text:style-name="T107">af </text:span></text:span><text:span text:style-name="Strong_20_Emphasis"><text:span text:style-name="T98">via </text:span></text:span><text:span text:style-name="Strong_20_Emphasis"><text:span text:style-name="T84">een klik op </text:span></text:span><text:span text:style-name="Strong_20_Emphasis"><text:span text:style-name="T158">Activiteiten</text:span></text:span><text:span text:style-name="Strong_20_Emphasis"><text:span text:style-name="T84"> of </text:span></text:span><text:span text:style-name="Strong_20_Emphasis"><text:span text:style-name="T117">vierkante </text:span></text:span><text:span text:style-name="Strong_20_Emphasis"><text:span text:style-name="T84">raster</text:span></text:span><text:span text:style-name="Strong_20_Emphasis"><text:span text:style-name="T117">knop</text:span></text:span><text:span text:style-name="Strong_20_Emphasis"><text:span text:style-name="T97">,</text:span></text:span><text:span text:style-name="Strong_20_Emphasis"><text:span text:style-name="T100"> </text:span></text:span><text:span text:style-name="Strong_20_Emphasis"><text:span text:style-name="T101">typ </text:span></text:span><text:span text:style-name="Strong_20_Emphasis"><text:span text:style-name="T157">men</text:span></text:span><text:span text:style-name="Strong_20_Emphasis"><text:span text:style-name="T97"> </text:span></text:span><text:span text:style-name="Strong_20_Emphasis"><text:span text:style-name="T103">e</text:span></text:span><text:span text:style-name="Strong_20_Emphasis"><text:span text:style-name="T98">n </text:span></text:span><text:span text:style-name="Strong_20_Emphasis"><text:span text:style-name="T99">k</text:span></text:span><text:span text:style-name="Strong_20_Emphasis"><text:span text:style-name="T103">lik op </text:span></text:span><text:span text:style-name="Strong_20_Emphasis"><text:span text:style-name="T256"> </text:span></text:span><text:span text:style-name="Strong_20_Emphasis"><text:span text:style-name="T248">Installatie</text:span></text:span><text:span text:style-name="Strong_20_Emphasis"><text:span text:style-name="T249">m</text:span></text:span><text:span text:style-name="Strong_20_Emphasis"><text:span text:style-name="T247">enu</text:span></text:span><text:span text:style-name="Strong_20_Emphasis"><text:span text:style-name="T102">.</text:span></text:span><text:bookmark-end text:name="__RefNumPara__3870_2400726996"/></text:p>
            </text:list-item>
          </text:list>
        </text:list-item>
      </text:list>
      <text:list xml:id="list192730361808541" text:continue-list="list192729120358736" text:style-name="L1">
        <text:list-item>
          <text:list>
            <text:list-item>
              <text:p text:style-name="P53"><text:span text:style-name="Strong_20_Emphasis"><text:span text:style-name="T94">K</text:span></text:span><text:span text:style-name="Strong_20_Emphasis"><text:span text:style-name="T88">ie</text:span></text:span><text:span text:style-name="Strong_20_Emphasis"><text:span text:style-name="T86">s </text:span></text:span><text:span text:style-name="Strong_20_Emphasis"><text:span text:style-name="T245">3</text:span></text:span><text:span text:style-name="Strong_20_Emphasis"><text:span text:style-name="T205"> </text:span></text:span><text:span text:style-name="Strong_20_Emphasis"><text:span text:style-name="T207"><text:s/></text:span></text:span><text:span text:style-name="Strong_20_Emphasis"><text:span text:style-name="T228">Installatie</text:span></text:span><text:span text:style-name="Strong_20_Emphasis"><text:span text:style-name="T229"> </text:span></text:span><text:span text:style-name="Strong_20_Emphasis"><text:span text:style-name="T230">afronden</text:span></text:span><text:span text:style-name="Strong_20_Emphasis"><text:span text:style-name="T87"><text:note text:id="ftn7" text:note-class="footnote"><text:note-citation>2</text:note-citation><text:note-body><text:p text:style-name="P26"><text:span text:style-name="T380">Of</text:span><text:span text:style-name="T382"> </text:span><text:span text:style-name="T19">kies </text:span><text:span text:style-name="T16">5</text:span><text:span text:style-name="T19"> </text:span><text:span text:style-name="T25"><text:s/></text:span><text:span text:style-name="T9">Opdrachtenmenu</text:span><text:span text:style-name="T19"> en start </text:span><text:span text:style-name="T380">op volgorde </text:span><text:span text:style-name="T14">7</text:span><text:span text:style-name="T19"> </text:span><text:span text:style-name="T25"><text:s/></text:span><text:span text:style-name="T12">Back-up terugzetten</text:span><text:span text:style-name="T20">,</text:span><text:span text:style-name="T19"> </text:span><text:span text:style-name="T14">2</text:span><text:span text:style-name="T19"> </text:span><text:span text:style-name="T25"><text:s/></text:span><text:span text:style-name="T11">Apps installeren</text:span><text:span text:style-name="T19">, </text:span><text:span text:style-name="T21">en <text:line-break/></text:span><text:span text:style-name="T14">3</text:span><text:span text:style-name="T19"> </text:span><text:span text:style-name="T25"><text:s/></text:span><text:span text:style-name="T15">Apps installeren </text:span><text:span text:style-name="T18">i</text:span><text:span text:style-name="T15">nfo</text:span><text:span text:style-name="T19">.</text:span></text:p></text:note-body></text:note></text:span></text:span><text:span text:style-name="Strong_20_Emphasis"><text:span text:style-name="T94">.</text:span></text:span></text:p>
            </text:list-item>
            <text:list-item>
              <text:p text:style-name="P53"><text:span text:style-name="Strong_20_Emphasis"><text:span text:style-name="T81">Volg de aanwijzingen op het scherm.</text:span></text:span></text:p>
            </text:list-item>
          </text:list>
        </text:list-item>
        <text:list-item>
          <text:p text:style-name="P39"><text:span text:style-name="T396">Gebruiker inrichten</text:span><text:line-break/></text:p>
          <text:list>
            <text:list-item>
              <text:p text:style-name="P55"><text:bookmark-start text:name="__RefNumPara__3972_2679358909"/><text:span text:style-name="Strong_20_Emphasis"><text:span text:style-name="T106">R</text:span></text:span><text:span text:style-name="Strong_20_Emphasis"><text:span text:style-name="T90">icht </text:span></text:span><text:span text:style-name="Definition"><text:span text:style-name="T30">gebruiker</text:span></text:span><text:span text:style-name="Strong_20_Emphasis"><text:span text:style-name="T83"><text:note text:id="ftn8" text:note-class="footnote"><text:note-citation>1</text:note-citation><text:note-body><text:p text:style-name="P30"><text:span text:style-name="T384">Na aanmelden als </text:span><text:span text:style-name="T408">andere gebruiker</text:span><text:span text:style-name="T384">, start</text:span><text:span text:style-name="T412"> </text:span><text:span text:style-name="Strong_20_Emphasis"><text:span text:style-name="T257"></text:span></text:span><text:span text:style-name="T412"> </text:span><text:span text:style-name="T390">Installatiemenu</text:span><text:span text:style-name="T384"> en </text:span><text:span text:style-name="User_20_Entry"><text:span text:style-name="T196">kies </text:span></text:span><text:span text:style-name="User_20_Entry"><text:span text:style-name="T203">4</text:span></text:span><text:span text:style-name="User_20_Entry"><text:span text:style-name="T196"> </text:span></text:span><text:span text:style-name="User_20_Entry"><text:span text:style-name="T198"><text:s/></text:span></text:span><text:span text:style-name="User_20_Entry"><text:span text:style-name="T202">Gebruiker inrichten</text:span></text:span><text:span text:style-name="User_20_Entry"><text:span text:style-name="T196">.</text:span></text:span></text:p></text:note-body></text:note></text:span></text:span><text:span text:style-name="Strong_20_Emphasis"><text:span text:style-name="T90"> </text:span></text:span><text:span text:style-name="Strong_20_Emphasis"><text:span text:style-name="T91">in </text:span></text:span><text:span text:style-name="Strong_20_Emphasis"><text:span text:style-name="T98">via </text:span></text:span><text:span text:style-name="Strong_20_Emphasis"><text:span text:style-name="T118">het </text:span></text:span><text:span text:style-name="Strong_20_Emphasis"><text:span text:style-name="T159">Installatiemenu</text:span></text:span><text:span text:style-name="Strong_20_Emphasis"><text:span text:style-name="T118"> </text:span></text:span><text:span text:style-name="Strong_20_Emphasis"><text:span text:style-name="T121">en </text:span></text:span><text:span text:style-name="Strong_20_Emphasis"><text:span text:style-name="T96">keuze</text:span></text:span><text:span text:style-name="Strong_20_Emphasis"><text:span text:style-name="T93"> </text:span></text:span><text:span text:style-name="Strong_20_Emphasis"><text:span text:style-name="T246">4</text:span></text:span><text:span text:style-name="Strong_20_Emphasis"><text:span text:style-name="T205"> </text:span></text:span><text:span text:style-name="Strong_20_Emphasis"><text:span text:style-name="T206"><text:s/></text:span></text:span><text:span text:style-name="T253">Gebruiker inrichten</text:span><text:span text:style-name="Strong_20_Emphasis"><text:span text:style-name="T89"><text:note text:id="ftn9" text:note-class="footnote"><text:note-citation>2</text:note-citation><text:note-body><text:p text:style-name="P29"><text:span text:style-name="T380">Of </text:span><text:span text:style-name="T19">kies </text:span><text:span text:style-name="T17">5</text:span><text:span text:style-name="T19"> </text:span><text:span text:style-name="T24"><text:s/></text:span><text:span text:style-name="T9">Opdrachtenmenu</text:span><text:span text:style-name="T19"> en start </text:span><text:span text:style-name="T22">eerst</text:span><text:span text:style-name="T23"> </text:span><text:span text:style-name="User_20_Entry"><text:span text:style-name="T199">8</text:span></text:span><text:span text:style-name="User_20_Entry"><text:span text:style-name="T196"> </text:span></text:span><text:span text:style-name="User_20_Entry"><text:span text:style-name="T197"><text:s/></text:span></text:span><text:span text:style-name="User_20_Entry"><text:span text:style-name="T200">Apps instellen</text:span></text:span><text:span text:style-name="User_20_Entry"><text:span text:style-name="T192"> </text:span></text:span><text:span text:style-name="User_20_Entry"><text:span text:style-name="T193">en </text:span></text:span><text:span text:style-name="User_20_Entry"><text:span text:style-name="T195">daarna</text:span></text:span><text:span text:style-name="User_20_Entry"><text:span text:style-name="T193"> </text:span></text:span><text:span text:style-name="User_20_Entry"><text:span text:style-name="T199">9</text:span></text:span><text:span text:style-name="User_20_Entry"><text:span text:style-name="T196"> </text:span></text:span><text:span text:style-name="User_20_Entry"><text:span text:style-name="T197"><text:s/></text:span></text:span><text:span text:style-name="User_20_Entry"><text:span text:style-name="T201">Apps instellen </text:span></text:span><text:span text:style-name="User_20_Entry"><text:span text:style-name="T204">i</text:span></text:span><text:span text:style-name="User_20_Entry"><text:span text:style-name="T201">nfo</text:span></text:span><text:span text:style-name="User_20_Entry"><text:span text:style-name="T194">.</text:span></text:span></text:p></text:note-body></text:note></text:span></text:span><text:span text:style-name="Strong_20_Emphasis"><text:span text:style-name="T85">.</text:span></text:span><text:bookmark-end text:name="__RefNumPara__3972_2679358909"/></text:p>
            </text:list-item>
            <text:list-item>
              <text:p text:style-name="P55"><text:span text:style-name="Strong_20_Emphasis"><text:span text:style-name="T381">Volg de aanwijzingen op het scherm.</text:span></text:span></text:p>
              <text:p text:style-name="P56"><text:span text:style-name="Strong_20_Emphasis"><text:span text:style-name="T224"/></text:span></text:p>
            </text:list-item>
            <text:list-item>
              <text:p text:style-name="P57"><text:bookmark-start text:name="__RefNumPara__3574_1967850706"/><text:span text:style-name="Strong_20_Emphasis"><text:span text:style-name="T92">Herstart de computer.<text:line-break/></text:span></text:span><text:bookmark-end text:name="__RefNumPara__3574_1967850706"/></text:p>
            </text:list-item>
            <text:list-item>
              <text:p text:style-name="P57"><text:span text:style-name="Strong_20_Emphasis"><text:span text:style-name="T84">Aanmelden als </text:span></text:span><text:span text:style-name="Definition"><text:span text:style-name="T33">gebruiker</text:span></text:span><text:span text:style-name="Strong_20_Emphasis"><text:span text:style-name="T84">.</text:span></text:span><text:span text:style-name="Strong_20_Emphasis"><text:span text:style-name="T92"><text:line-break/></text:span></text:span></text:p>
            </text:list-item>
          </text:list>
        </text:list-item>
      </text:list>
      <text:list xml:id="list1343119272" text:style-name="L9">
        <text:list-item>
          <text:list>
            <text:list-item>
              <text:p text:style-name="P67"><text:span text:style-name="Strong_20_Emphasis"><text:span text:style-name="T42">Als</text:span></text:span><text:span text:style-name="Strong_20_Emphasis"><text:span text:style-name="T55"> </text:span></text:span><text:span text:style-name="Strong_20_Emphasis"><text:span text:style-name="T216">De nieuwe installatie van Ubuntu versleutelen voor de </text:span></text:span><text:span text:style-name="Strong_20_Emphasis"><text:span text:style-name="T222">veiligheid</text:span></text:span><text:span text:style-name="Strong_20_Emphasis"><text:span text:style-name="T42"> </text:span></text:span><text:span text:style-name="Strong_20_Emphasis"><text:span text:style-name="T255">is aangegeven tijdens de installatie,</text:span></text:span><text:span text:style-name="Strong_20_Emphasis"><text:span text:style-name="T40"> </text:span></text:span><text:span text:style-name="Strong_20_Emphasis"><text:span text:style-name="T56">l</text:span></text:span><text:span text:style-name="Strong_20_Emphasis"><text:span text:style-name="T40">eg de </text:span></text:span><text:span text:style-name="Strong_20_Emphasis"><text:span text:style-name="T65">be</text:span></text:span><text:span text:style-name="Strong_20_Emphasis"><text:span text:style-name="T66">ve</text:span></text:span><text:span text:style-name="Strong_20_Emphasis"><text:span text:style-name="T65">iligingssleutel</text:span></text:span><text:span text:style-name="Strong_20_Emphasis"><text:span text:style-name="T40"> vast in </text:span></text:span><text:span text:style-name="Strong_20_Emphasis"><text:span text:style-name="T79">een</text:span></text:span><text:span text:style-name="Strong_20_Emphasis"><text:span text:style-name="T40"> </text:span></text:span><text:span text:style-name="Strong_20_Emphasis"><text:span text:style-name="T79">w</text:span></text:span><text:span text:style-name="Strong_20_Emphasis"><text:span text:style-name="T80">achtwoordkluis</text:span></text:span><text:span text:style-name="Strong_20_Emphasis"><text:span text:style-name="T40"> </text:span></text:span><text:span text:style-name="Strong_20_Emphasis"><text:span text:style-name="T79">zoals </text:span></text:span><text:span text:style-name="Strong_20_Emphasis"><text:span text:style-name="T162">KeePass</text:span></text:span><text:span text:style-name="Strong_20_Emphasis"><text:span text:style-name="T163">XC</text:span></text:span><text:span text:style-name="Strong_20_Emphasis"><text:span text:style-name="T79">.</text:span></text:span></text:p>
            </text:list-item>
          </text:list>
        </text:list-item>
      </text:list>
      <text:list xml:id="list192728685520615" text:continue-list="list192730361808541" text:style-name="L1">
        <text:list-item>
          <text:list>
            <text:list-header>
              <text:p text:style-name="P58"><text:span text:style-name="Strong_20_Emphasis"><text:span text:style-name="T40"/></text:span></text:p>
            </text:list-header>
          </text:list>
        </text:list-item>
      </text:list>
      <text:list xml:id="list547225529" text:style-name="L10">
        <text:list-item>
          <text:list>
            <text:list-item>
              <text:p text:style-name="P68"><text:span text:style-name="Strong_20_Emphasis"><text:span text:style-name="T227">Maak een back-up </text:span></text:span><text:span text:style-name="Strong_20_Emphasis"><text:span text:style-name="T226">via</text:span></text:span><text:span text:style-name="Strong_20_Emphasis"><text:span text:style-name="T98"> </text:span></text:span><text:span text:style-name="Strong_20_Emphasis"><text:span text:style-name="T84">een klik op </text:span></text:span><text:span text:style-name="Strong_20_Emphasis"><text:span text:style-name="T158">Activiteiten</text:span></text:span><text:span text:style-name="Strong_20_Emphasis"><text:span text:style-name="T84"> of </text:span></text:span><text:span text:style-name="Strong_20_Emphasis"><text:span text:style-name="T117">vierkante </text:span></text:span><text:span text:style-name="Strong_20_Emphasis"><text:span text:style-name="T84">raster</text:span></text:span><text:span text:style-name="Strong_20_Emphasis"><text:span text:style-name="T117">knop</text:span></text:span><text:span text:style-name="Strong_20_Emphasis"><text:span text:style-name="T97">,</text:span></text:span><text:span text:style-name="Strong_20_Emphasis"><text:span text:style-name="T100"><text:line-break/></text:span></text:span><text:span text:style-name="Strong_20_Emphasis"><text:span text:style-name="T101">typ </text:span></text:span><text:span text:style-name="Strong_20_Emphasis"><text:span text:style-name="T157">men</text:span></text:span><text:span text:style-name="Strong_20_Emphasis"><text:span text:style-name="T97"> </text:span></text:span><text:span text:style-name="Strong_20_Emphasis"><text:span text:style-name="T103">e</text:span></text:span><text:span text:style-name="Strong_20_Emphasis"><text:span text:style-name="T98">n </text:span></text:span><text:span text:style-name="Strong_20_Emphasis"><text:span text:style-name="T99">k</text:span></text:span><text:span text:style-name="Strong_20_Emphasis"><text:span text:style-name="T103">lik op </text:span></text:span><text:span text:style-name="Strong_20_Emphasis"><text:span text:style-name="T256"> </text:span></text:span><text:span text:style-name="Strong_20_Emphasis"><text:span text:style-name="T248">Installatie</text:span></text:span><text:span text:style-name="Strong_20_Emphasis"><text:span text:style-name="T249">m</text:span></text:span><text:span text:style-name="Strong_20_Emphasis"><text:span text:style-name="T247">enu</text:span></text:span><text:span text:style-name="Strong_20_Emphasis"><text:span text:style-name="T102">,</text:span></text:span><text:span text:style-name="Strong_20_Emphasis"><text:span text:style-name="T226"> </text:span></text:span><text:span text:style-name="Strong_20_Emphasis"><text:span text:style-name="T227">kies</text:span></text:span><text:span text:style-name="Strong_20_Emphasis"><text:span text:style-name="T226"> </text:span></text:span><text:span text:style-name="Strong_20_Emphasis"><text:span text:style-name="T250">5</text:span></text:span><text:span text:style-name="T243"> </text:span><text:span text:style-name="T242"><text:s/></text:span><text:span text:style-name="T250">Opdrachtenmenu</text:span><text:span text:style-name="T225"> </text:span><text:span text:style-name="T227">en start<text:line-break/></text:span><text:span text:style-name="T251">1</text:span><text:span text:style-name="T243"> </text:span><text:span text:style-name="T242"><text:s/></text:span><text:span text:style-name="T254">B</text:span><text:span text:style-name="T251">ack-up </text:span><text:span text:style-name="T254">maken</text:span><text:span text:style-name="T225">.</text:span></text:p>
            </text:list-item>
          </text:list>
        </text:list-item>
      </text:list>
      <text:list xml:id="list192730340387217" text:continue-list="list192728685520615" text:style-name="L1">
        <text:list-item>
          <text:list>
            <text:list-item>
              <text:p text:style-name="P55"><text:span text:style-name="Strong_20_Emphasis"><text:span text:style-name="T224">Volg de aanwijzingen op het scherm.</text:span></text:span></text:p>
            </text:list-item>
          </text:list>
        </text:list-item>
      </text:list>
      <text:p text:style-name="P18"><text:span text:style-name="Strong_20_Emphasis"><text:span text:style-name="T92"/></text:span></text:p>
      <text:p text:style-name="P18"/>
      <text:p text:style-name="P18"><text:span text:style-name="T266">De installatie van </text:span><text:span text:style-name="T266"><text:reference-ref text:reference-format="text" text:ref-name="Distributie">Ubuntu</text:reference-ref></text:span><text:span text:style-name="T266"><text:s/></text:span><text:span text:style-name="T267"><text:reference-ref text:reference-format="text" text:ref-name="Versie">18.04 LTS</text:reference-ref></text:span><text:span text:style-name="T266"><text:s/></text:span><text:span text:style-name="T266"><text:reference-ref text:reference-format="text" text:ref-name="Editie">desktop</text:reference-ref></text:span><text:span text:style-name="T266"><text:s/>is voltooid.</text:span></text:p>
      <text:p text:style-name="P15"/>
      <text:p text:style-name="P14"><text:span text:style-name="T372">E</text:span><text:span text:style-name="T371">inde c</text:span><text:span text:style-name="T370">hecklist.</text:span></text:p>
      <text:p text:style-name="P16"/>
      <text:p text:style-name="P19"><text:span text:style-name="T269">Deze c</text:span><text:span text:style-name="T270">hecklist is g</text:span><text:span text:style-name="T78">emaakt door Karel Zimmer</text:span><text:span text:style-name="Strong_20_Emphasis"><text:span text:style-name="T150"> </text:span></text:span><text:span text:style-name="T78">(</text:span><text:a xlink:type="simple" xlink:href="https://karelzimmer.nl/" text:style-name="Internet_20_link" text:visited-style-name="Visited_20_Internet_20_Link"><text:span text:style-name="Internet_20_link"><text:span text:style-name="T330">karelzimmer.nl</text:span></text:span></text:a><text:span text:style-name="T78">, </text:span><text:a xlink:type="simple" xlink:href="mailto:info@karelzimmer.nl" text:style-name="Internet_20_link" text:visited-style-name="Visited_20_Internet_20_Link"><text:span text:style-name="T266">info@karelzimmer.nl</text:span></text:a><text:span text:style-name="T78">).</text:span><text:span text:style-name="Strong_20_Emphasis"><text:span text:style-name="T150"><text:note text:id="ftn10" text:note-class="footnote"><text:note-citation text:label="©">©</text:note-citation><text:note-body><text:p text:style-name="P22">Dit werk valt onder een Creative Commons Naamsvermelding-GelijkDelen 4.0 Internationaal licentie.</text:p></text:note-body></text:not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18.04 desktop</text:file-name></text:span><text:span text:style-name="MT2"><text:tab/><text:tab/></text:span><text:span text:style-name="MT1"><text:date style:data-style-name="N36" text:date-value="2021-09-06T19:27:28.432539193">06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27:28.331692510</dc:date>
    <meta:keyword>Installatie</meta:keyword>
    <meta:keyword>Checklist</meta:keyword>
    <meta:keyword>Linux</meta:keyword>
    <meta:editing-cycles>5617</meta:editing-cycles>
    <meta:editing-duration>P10DT3H39M29S</meta:editing-duration>
    <dc:creator>Karel Zimmer</dc:creator>
    <meta:document-statistic meta:table-count="0" meta:image-count="0" meta:object-count="0" meta:page-count="4" meta:paragraph-count="76" meta:word-count="1005" meta:character-count="6886" meta:non-whitespace-character-count="5517"/>
    <meta:user-defined meta:name="Info 1"/>
    <meta:user-defined meta:name="Info 2"/>
    <meta:user-defined meta:name="Info 3"/>
    <meta:user-defined meta:name="Info 4"/>
  </office:meta>
</office:document-meta>
</file>